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60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9543in" svg:y="0.3949in">
            <draw:object draw:notify-on-update-of-ranges="Sheet1.I3:Sheet1.I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7878in" svg:y="14.6063in">
            <draw:object draw:notify-on-update-of-ranges="Sheet1.A2:Sheet1.A2 Sheet1.A3:Sheet1.A101 Sheet1.B2:Sheet1.B2 Sheet1.B3:Sheet1.B1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3" table:number-columns-repeated="1018" table:default-cell-style-name="ce3"/>
        <table:table-row table:style-name="ro1">
          <table:table-cell table:style-name="ce1" office:value-type="string" calcext:value-type="string">
            <text:p>Kursawe</text:p>
          </table:table-cell>
          <table:table-cell table:number-columns-repeated="3"/>
          <table:table-cell office:value-type="string" calcext:value-type="string">
            <text:p>ZDT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</text:p>
          </table:table-cell>
          <table:table-cell office:value-type="string" calcext:value-type="string">
            <text:p>My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my</text:p>
          </table:table-cell>
          <table:table-cell table:number-columns-repeated="1018"/>
        </table:table-row>
        <table:table-row table:style-name="ro1">
          <table:table-cell table:style-name="ce2" office:value-type="float" office:value="192.255594777778" calcext:value-type="float">
            <text:p>192.2555947778</text:p>
          </table:table-cell>
          <table:table-cell table:style-name="ce2" office:value-type="float" office:value="189.204919666667" calcext:value-type="float">
            <text:p>189.2049196667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06120333333333" calcext:value-type="float">
            <text:p>0.3061203333</text:p>
          </table:table-cell>
          <table:table-cell table:number-columns-repeated="1018"/>
        </table:table-row>
        <table:table-row table:style-name="ro1">
          <table:table-cell table:style-name="ce2" office:value-type="float" office:value="229.677930333333" calcext:value-type="float">
            <text:p>229.6779303333</text:p>
          </table:table-cell>
          <table:table-cell table:style-name="ce2" office:value-type="float" office:value="236.228604444444" calcext:value-type="float">
            <text:p>236.228604444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2526" calcext:value-type="float">
            <text:p>0.312526</text:p>
          </table:table-cell>
          <table:table-cell table:number-columns-repeated="1018"/>
        </table:table-row>
        <table:table-row table:style-name="ro1">
          <table:table-cell table:style-name="ce2" office:value-type="float" office:value="267.254533888889" calcext:value-type="float">
            <text:p>267.2545338889</text:p>
          </table:table-cell>
          <table:table-cell table:style-name="ce2" office:value-type="float" office:value="251.847148666667" calcext:value-type="float">
            <text:p>251.8471486667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19788" calcext:value-type="float">
            <text:p>0.319788</text:p>
          </table:table-cell>
          <table:table-cell table:number-columns-repeated="1018"/>
        </table:table-row>
        <table:table-row table:style-name="ro1">
          <table:table-cell table:style-name="ce2" office:value-type="float" office:value="273.923338777778" calcext:value-type="float">
            <text:p>273.9233387778</text:p>
          </table:table-cell>
          <table:table-cell table:style-name="ce2" office:value-type="float" office:value="288.431826444444" calcext:value-type="float">
            <text:p>288.431826444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26717333333333" calcext:value-type="float">
            <text:p>0.3267173333</text:p>
          </table:table-cell>
          <table:table-cell table:number-columns-repeated="1018"/>
        </table:table-row>
        <table:table-row table:style-name="ro1">
          <table:table-cell table:style-name="ce2" office:value-type="float" office:value="287.572214666667" calcext:value-type="float">
            <text:p>287.5722146667</text:p>
          </table:table-cell>
          <table:table-cell table:style-name="ce2" office:value-type="float" office:value="296.182028444444" calcext:value-type="float">
            <text:p>296.1820284444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34326" calcext:value-type="float">
            <text:p>0.334326</text:p>
          </table:table-cell>
          <table:table-cell table:number-columns-repeated="1018"/>
        </table:table-row>
        <table:table-row table:style-name="ro1">
          <table:table-cell table:style-name="ce2" office:value-type="float" office:value="304.138091222222" calcext:value-type="float">
            <text:p>304.1380912222</text:p>
          </table:table-cell>
          <table:table-cell table:style-name="ce2" office:value-type="float" office:value="319.519299888889" calcext:value-type="float">
            <text:p>319.5192998889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1645222222222" calcext:value-type="float">
            <text:p>0.3416452222</text:p>
          </table:table-cell>
          <table:table-cell table:number-columns-repeated="1018"/>
        </table:table-row>
        <table:table-row table:style-name="ro1">
          <table:table-cell table:style-name="ce2" office:value-type="float" office:value="310.379640777778" calcext:value-type="float">
            <text:p>310.3796407778</text:p>
          </table:table-cell>
          <table:table-cell table:style-name="ce2" office:value-type="float" office:value="336.122560888889" calcext:value-type="float">
            <text:p>336.1225608889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47763666666667" calcext:value-type="float">
            <text:p>0.3477636667</text:p>
          </table:table-cell>
          <table:table-cell table:number-columns-repeated="1018"/>
        </table:table-row>
        <table:table-row table:style-name="ro1">
          <table:table-cell table:style-name="ce2" office:value-type="float" office:value="313.793022" calcext:value-type="float">
            <text:p>313.793022</text:p>
          </table:table-cell>
          <table:table-cell table:style-name="ce2" office:value-type="float" office:value="340.560896333333" calcext:value-type="float">
            <text:p>340.5608963333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55851666666667" calcext:value-type="float">
            <text:p>0.3558516667</text:p>
          </table:table-cell>
          <table:table-cell table:number-columns-repeated="1018"/>
        </table:table-row>
        <table:table-row table:style-name="ro1">
          <table:table-cell table:style-name="ce2" office:value-type="float" office:value="325.389313888889" calcext:value-type="float">
            <text:p>325.3893138889</text:p>
          </table:table-cell>
          <table:table-cell table:style-name="ce2" office:value-type="float" office:value="344.330267111111" calcext:value-type="float">
            <text:p>344.330267111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65980888888889" calcext:value-type="float">
            <text:p>0.3659808889</text:p>
          </table:table-cell>
          <table:table-cell table:number-columns-repeated="1018"/>
        </table:table-row>
        <table:table-row table:style-name="ro1">
          <table:table-cell table:style-name="ce2" office:value-type="float" office:value="331.528952777778" calcext:value-type="float">
            <text:p>331.5289527778</text:p>
          </table:table-cell>
          <table:table-cell table:style-name="ce2" office:value-type="float" office:value="347.018711" calcext:value-type="float">
            <text:p>347.018711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72325777777778" calcext:value-type="float">
            <text:p>0.3723257778</text:p>
          </table:table-cell>
          <table:table-cell table:number-columns-repeated="1018"/>
        </table:table-row>
        <table:table-row table:style-name="ro1">
          <table:table-cell table:style-name="ce2" office:value-type="float" office:value="338.608749222222" calcext:value-type="float">
            <text:p>338.6087492222</text:p>
          </table:table-cell>
          <table:table-cell table:style-name="ce2" office:value-type="float" office:value="351.190887555556" calcext:value-type="float">
            <text:p>351.1908875556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379098111111111" calcext:value-type="float">
            <text:p>0.3790981111</text:p>
          </table:table-cell>
          <table:table-cell table:number-columns-repeated="1018"/>
        </table:table-row>
        <table:table-row table:style-name="ro1">
          <table:table-cell table:style-name="ce2" office:value-type="float" office:value="346.250616555556" calcext:value-type="float">
            <text:p>346.2506165556</text:p>
          </table:table-cell>
          <table:table-cell table:style-name="ce2" office:value-type="float" office:value="352.617527222222" calcext:value-type="float">
            <text:p>352.6175272222</text:p>
          </table:table-cell>
          <table:table-cell table:number-columns-repeated="2"/>
          <table:table-cell table:style-name="ce4" office:value-type="float" office:value="0.000100777777777778" calcext:value-type="float">
            <text:p>1.01E-004</text:p>
          </table:table-cell>
          <table:table-cell table:style-name="ce2" office:value-type="float" office:value="0.388256" calcext:value-type="float">
            <text:p>0.388256</text:p>
          </table:table-cell>
          <table:table-cell table:number-columns-repeated="1018"/>
        </table:table-row>
        <table:table-row table:style-name="ro1">
          <table:table-cell table:style-name="ce2" office:value-type="float" office:value="348.173018666667" calcext:value-type="float">
            <text:p>348.1730186667</text:p>
          </table:table-cell>
          <table:table-cell table:style-name="ce2" office:value-type="float" office:value="353.919627666667" calcext:value-type="float">
            <text:p>353.9196276667</text:p>
          </table:table-cell>
          <table:table-cell table:number-columns-repeated="2"/>
          <table:table-cell table:style-name="ce4" office:value-type="float" office:value="0.000100777777777778" calcext:value-type="float">
            <text:p>1.01E-004</text:p>
          </table:table-cell>
          <table:table-cell table:style-name="ce2" office:value-type="float" office:value="0.395570777777778" calcext:value-type="float">
            <text:p>0.395570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0.275326444444" calcext:value-type="float">
            <text:p>350.2753264444</text:p>
          </table:table-cell>
          <table:table-cell table:style-name="ce2" office:value-type="float" office:value="354.606244" calcext:value-type="float">
            <text:p>354.606244</text:p>
          </table:table-cell>
          <table:table-cell table:number-columns-repeated="2"/>
          <table:table-cell table:style-name="ce2" office:value-type="float" office:value="0.00129" calcext:value-type="float">
            <text:p>0.00129</text:p>
          </table:table-cell>
          <table:table-cell table:style-name="ce2" office:value-type="float" office:value="0.403446888888889" calcext:value-type="float">
            <text:p>0.403446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2.293937222222" calcext:value-type="float">
            <text:p>352.2939372222</text:p>
          </table:table-cell>
          <table:table-cell table:style-name="ce2" office:value-type="float" office:value="355.327838888889" calcext:value-type="float">
            <text:p>355.3278388889</text:p>
          </table:table-cell>
          <table:table-cell table:number-columns-repeated="2"/>
          <table:table-cell table:style-name="ce2" office:value-type="float" office:value="0.00223855555555556" calcext:value-type="float">
            <text:p>0.0022385556</text:p>
          </table:table-cell>
          <table:table-cell table:style-name="ce2" office:value-type="float" office:value="0.410567555555556" calcext:value-type="float">
            <text:p>0.410567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3.250829444444" calcext:value-type="float">
            <text:p>353.2508294444</text:p>
          </table:table-cell>
          <table:table-cell table:style-name="ce2" office:value-type="float" office:value="356.245305888889" calcext:value-type="float">
            <text:p>356.2453058889</text:p>
          </table:table-cell>
          <table:table-cell table:number-columns-repeated="2"/>
          <table:table-cell table:style-name="ce2" office:value-type="float" office:value="0.00647411111111111" calcext:value-type="float">
            <text:p>0.0064741111</text:p>
          </table:table-cell>
          <table:table-cell table:style-name="ce2" office:value-type="float" office:value="0.418693111111111" calcext:value-type="float">
            <text:p>0.418693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3.679288777778" calcext:value-type="float">
            <text:p>353.6792887778</text:p>
          </table:table-cell>
          <table:table-cell table:style-name="ce2" office:value-type="float" office:value="356.625630555556" calcext:value-type="float">
            <text:p>356.6256305556</text:p>
          </table:table-cell>
          <table:table-cell table:number-columns-repeated="2"/>
          <table:table-cell table:style-name="ce2" office:value-type="float" office:value="0.0153723333333333" calcext:value-type="float">
            <text:p>0.0153723333</text:p>
          </table:table-cell>
          <table:table-cell table:style-name="ce2" office:value-type="float" office:value="0.426323222222222" calcext:value-type="float">
            <text:p>0.426323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4.351761888889" calcext:value-type="float">
            <text:p>354.3517618889</text:p>
          </table:table-cell>
          <table:table-cell table:style-name="ce2" office:value-type="float" office:value="356.718929" calcext:value-type="float">
            <text:p>356.718929</text:p>
          </table:table-cell>
          <table:table-cell table:number-columns-repeated="2"/>
          <table:table-cell table:style-name="ce2" office:value-type="float" office:value="0.0189768888888889" calcext:value-type="float">
            <text:p>0.0189768889</text:p>
          </table:table-cell>
          <table:table-cell table:style-name="ce2" office:value-type="float" office:value="0.433674888888889" calcext:value-type="float">
            <text:p>0.433674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4.800105" calcext:value-type="float">
            <text:p>354.800105</text:p>
          </table:table-cell>
          <table:table-cell table:style-name="ce2" office:value-type="float" office:value="356.780163888889" calcext:value-type="float">
            <text:p>356.7801638889</text:p>
          </table:table-cell>
          <table:table-cell table:number-columns-repeated="2"/>
          <table:table-cell table:style-name="ce2" office:value-type="float" office:value="0.028432" calcext:value-type="float">
            <text:p>0.028432</text:p>
          </table:table-cell>
          <table:table-cell table:style-name="ce2" office:value-type="float" office:value="0.441027666666667" calcext:value-type="float">
            <text:p>0.441027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6.320260666667" calcext:value-type="float">
            <text:p>356.3202606667</text:p>
          </table:table-cell>
          <table:table-cell table:style-name="ce2" office:value-type="float" office:value="357.224122333333" calcext:value-type="float">
            <text:p>357.2241223333</text:p>
          </table:table-cell>
          <table:table-cell table:number-columns-repeated="2"/>
          <table:table-cell table:style-name="ce2" office:value-type="float" office:value="0.0443223333333333" calcext:value-type="float">
            <text:p>0.0443223333</text:p>
          </table:table-cell>
          <table:table-cell table:style-name="ce2" office:value-type="float" office:value="0.448063333333333" calcext:value-type="float">
            <text:p>0.448063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6.504707333333" calcext:value-type="float">
            <text:p>356.5047073333</text:p>
          </table:table-cell>
          <table:table-cell table:style-name="ce2" office:value-type="float" office:value="357.281586888889" calcext:value-type="float">
            <text:p>357.2815868889</text:p>
          </table:table-cell>
          <table:table-cell table:number-columns-repeated="2"/>
          <table:table-cell table:style-name="ce2" office:value-type="float" office:value="0.0590783333333333" calcext:value-type="float">
            <text:p>0.0590783333</text:p>
          </table:table-cell>
          <table:table-cell table:style-name="ce2" office:value-type="float" office:value="0.454296888888889" calcext:value-type="float">
            <text:p>0.454296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7.071740444444" calcext:value-type="float">
            <text:p>357.0717404444</text:p>
          </table:table-cell>
          <table:table-cell table:style-name="ce2" office:value-type="float" office:value="357.562627333333" calcext:value-type="float">
            <text:p>357.5626273333</text:p>
          </table:table-cell>
          <table:table-cell table:number-columns-repeated="2"/>
          <table:table-cell table:style-name="ce2" office:value-type="float" office:value="0.0722182222222222" calcext:value-type="float">
            <text:p>0.0722182222</text:p>
          </table:table-cell>
          <table:table-cell table:style-name="ce2" office:value-type="float" office:value="0.460701444444444" calcext:value-type="float">
            <text:p>0.460701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7.208587555556" calcext:value-type="float">
            <text:p>357.2085875556</text:p>
          </table:table-cell>
          <table:table-cell table:style-name="ce2" office:value-type="float" office:value="357.628353777778" calcext:value-type="float">
            <text:p>357.6283537778</text:p>
          </table:table-cell>
          <table:table-cell table:number-columns-repeated="2"/>
          <table:table-cell table:style-name="ce2" office:value-type="float" office:value="0.0927065555555556" calcext:value-type="float">
            <text:p>0.0927065556</text:p>
          </table:table-cell>
          <table:table-cell table:style-name="ce2" office:value-type="float" office:value="0.468980333333333" calcext:value-type="float">
            <text:p>0.468980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7.282709555556" calcext:value-type="float">
            <text:p>357.2827095556</text:p>
          </table:table-cell>
          <table:table-cell table:style-name="ce2" office:value-type="float" office:value="357.904365111111" calcext:value-type="float">
            <text:p>357.9043651111</text:p>
          </table:table-cell>
          <table:table-cell table:number-columns-repeated="2"/>
          <table:table-cell table:style-name="ce2" office:value-type="float" office:value="0.107942444444444" calcext:value-type="float">
            <text:p>0.1079424444</text:p>
          </table:table-cell>
          <table:table-cell table:style-name="ce2" office:value-type="float" office:value="0.475108" calcext:value-type="float">
            <text:p>0.475108</text:p>
          </table:table-cell>
          <table:table-cell table:number-columns-repeated="1018"/>
        </table:table-row>
        <table:table-row table:style-name="ro1">
          <table:table-cell table:style-name="ce2" office:value-type="float" office:value="357.352879777778" calcext:value-type="float">
            <text:p>357.3528797778</text:p>
          </table:table-cell>
          <table:table-cell table:style-name="ce2" office:value-type="float" office:value="357.937328" calcext:value-type="float">
            <text:p>357.937328</text:p>
          </table:table-cell>
          <table:table-cell table:number-columns-repeated="2"/>
          <table:table-cell table:style-name="ce2" office:value-type="float" office:value="0.125080111111111" calcext:value-type="float">
            <text:p>0.1250801111</text:p>
          </table:table-cell>
          <table:table-cell table:style-name="ce2" office:value-type="float" office:value="0.481051888888889" calcext:value-type="float">
            <text:p>0.481051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7.410833777778" calcext:value-type="float">
            <text:p>357.4108337778</text:p>
          </table:table-cell>
          <table:table-cell table:style-name="ce2" office:value-type="float" office:value="357.996519222222" calcext:value-type="float">
            <text:p>357.9965192222</text:p>
          </table:table-cell>
          <table:table-cell table:number-columns-repeated="2"/>
          <table:table-cell table:style-name="ce2" office:value-type="float" office:value="0.146346777777778" calcext:value-type="float">
            <text:p>0.1463467778</text:p>
          </table:table-cell>
          <table:table-cell table:style-name="ce2" office:value-type="float" office:value="0.486182555555556" calcext:value-type="float">
            <text:p>0.486182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7.468532444444" calcext:value-type="float">
            <text:p>357.4685324444</text:p>
          </table:table-cell>
          <table:table-cell table:style-name="ce2" office:value-type="float" office:value="358.016871444444" calcext:value-type="float">
            <text:p>358.0168714444</text:p>
          </table:table-cell>
          <table:table-cell table:number-columns-repeated="2"/>
          <table:table-cell table:style-name="ce2" office:value-type="float" office:value="0.164629555555556" calcext:value-type="float">
            <text:p>0.1646295556</text:p>
          </table:table-cell>
          <table:table-cell table:style-name="ce2" office:value-type="float" office:value="0.493051777777778" calcext:value-type="float">
            <text:p>0.493051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7.637169666667" calcext:value-type="float">
            <text:p>357.6371696667</text:p>
          </table:table-cell>
          <table:table-cell table:style-name="ce2" office:value-type="float" office:value="358.146477" calcext:value-type="float">
            <text:p>358.146477</text:p>
          </table:table-cell>
          <table:table-cell table:number-columns-repeated="2"/>
          <table:table-cell table:style-name="ce2" office:value-type="float" office:value="0.179251111111111" calcext:value-type="float">
            <text:p>0.1792511111</text:p>
          </table:table-cell>
          <table:table-cell table:style-name="ce2" office:value-type="float" office:value="0.500030666666667" calcext:value-type="float">
            <text:p>0.500030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7.807684" calcext:value-type="float">
            <text:p>357.807684</text:p>
          </table:table-cell>
          <table:table-cell table:style-name="ce2" office:value-type="float" office:value="358.173183111111" calcext:value-type="float">
            <text:p>358.1731831111</text:p>
          </table:table-cell>
          <table:table-cell table:number-columns-repeated="2"/>
          <table:table-cell table:style-name="ce2" office:value-type="float" office:value="0.194732888888889" calcext:value-type="float">
            <text:p>0.1947328889</text:p>
          </table:table-cell>
          <table:table-cell table:style-name="ce2" office:value-type="float" office:value="0.505778777777778" calcext:value-type="float">
            <text:p>0.505778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7.853425666667" calcext:value-type="float">
            <text:p>357.8534256667</text:p>
          </table:table-cell>
          <table:table-cell table:style-name="ce2" office:value-type="float" office:value="358.190177222222" calcext:value-type="float">
            <text:p>358.1901772222</text:p>
          </table:table-cell>
          <table:table-cell table:number-columns-repeated="2"/>
          <table:table-cell table:style-name="ce2" office:value-type="float" office:value="0.211406666666667" calcext:value-type="float">
            <text:p>0.2114066667</text:p>
          </table:table-cell>
          <table:table-cell table:style-name="ce2" office:value-type="float" office:value="0.511128111111111" calcext:value-type="float">
            <text:p>0.511128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7.890807333333" calcext:value-type="float">
            <text:p>357.8908073333</text:p>
          </table:table-cell>
          <table:table-cell table:style-name="ce2" office:value-type="float" office:value="358.349918666667" calcext:value-type="float">
            <text:p>358.3499186667</text:p>
          </table:table-cell>
          <table:table-cell table:number-columns-repeated="2"/>
          <table:table-cell table:style-name="ce2" office:value-type="float" office:value="0.227052888888889" calcext:value-type="float">
            <text:p>0.2270528889</text:p>
          </table:table-cell>
          <table:table-cell table:style-name="ce2" office:value-type="float" office:value="0.516984888888889" calcext:value-type="float">
            <text:p>0.516984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7.927955" calcext:value-type="float">
            <text:p>357.927955</text:p>
          </table:table-cell>
          <table:table-cell table:style-name="ce2" office:value-type="float" office:value="358.444841222222" calcext:value-type="float">
            <text:p>358.4448412222</text:p>
          </table:table-cell>
          <table:table-cell table:number-columns-repeated="2"/>
          <table:table-cell table:style-name="ce2" office:value-type="float" office:value="0.240359777777778" calcext:value-type="float">
            <text:p>0.2403597778</text:p>
          </table:table-cell>
          <table:table-cell table:style-name="ce2" office:value-type="float" office:value="0.522197444444444" calcext:value-type="float">
            <text:p>0.522197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8.288012555556" calcext:value-type="float">
            <text:p>358.2880125556</text:p>
          </table:table-cell>
          <table:table-cell table:style-name="ce2" office:value-type="float" office:value="358.471628777778" calcext:value-type="float">
            <text:p>358.4716287778</text:p>
          </table:table-cell>
          <table:table-cell table:number-columns-repeated="2"/>
          <table:table-cell table:style-name="ce2" office:value-type="float" office:value="0.255306888888889" calcext:value-type="float">
            <text:p>0.2553068889</text:p>
          </table:table-cell>
          <table:table-cell table:style-name="ce2" office:value-type="float" office:value="0.527096444444444" calcext:value-type="float">
            <text:p>0.527096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8.317063666667" calcext:value-type="float">
            <text:p>358.3170636667</text:p>
          </table:table-cell>
          <table:table-cell table:style-name="ce2" office:value-type="float" office:value="358.484503666667" calcext:value-type="float">
            <text:p>358.4845036667</text:p>
          </table:table-cell>
          <table:table-cell table:number-columns-repeated="2"/>
          <table:table-cell table:style-name="ce2" office:value-type="float" office:value="0.266203111111111" calcext:value-type="float">
            <text:p>0.2662031111</text:p>
          </table:table-cell>
          <table:table-cell table:style-name="ce2" office:value-type="float" office:value="0.532036" calcext:value-type="float">
            <text:p>0.532036</text:p>
          </table:table-cell>
          <table:table-cell table:number-columns-repeated="1018"/>
        </table:table-row>
        <table:table-row table:style-name="ro1">
          <table:table-cell table:style-name="ce2" office:value-type="float" office:value="358.340441666667" calcext:value-type="float">
            <text:p>358.3404416667</text:p>
          </table:table-cell>
          <table:table-cell table:style-name="ce2" office:value-type="float" office:value="358.494129333333" calcext:value-type="float">
            <text:p>358.4941293333</text:p>
          </table:table-cell>
          <table:table-cell table:number-columns-repeated="2"/>
          <table:table-cell table:style-name="ce2" office:value-type="float" office:value="0.280762111111111" calcext:value-type="float">
            <text:p>0.2807621111</text:p>
          </table:table-cell>
          <table:table-cell table:style-name="ce2" office:value-type="float" office:value="0.536680111111111" calcext:value-type="float">
            <text:p>0.536680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8.402838888889" calcext:value-type="float">
            <text:p>358.4028388889</text:p>
          </table:table-cell>
          <table:table-cell table:style-name="ce2" office:value-type="float" office:value="358.50915" calcext:value-type="float">
            <text:p>358.50915</text:p>
          </table:table-cell>
          <table:table-cell table:number-columns-repeated="2"/>
          <table:table-cell table:style-name="ce2" office:value-type="float" office:value="0.293502444444444" calcext:value-type="float">
            <text:p>0.2935024444</text:p>
          </table:table-cell>
          <table:table-cell table:style-name="ce2" office:value-type="float" office:value="0.541008333333333" calcext:value-type="float">
            <text:p>0.541008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8.434968555556" calcext:value-type="float">
            <text:p>358.4349685556</text:p>
          </table:table-cell>
          <table:table-cell table:style-name="ce2" office:value-type="float" office:value="358.552708777778" calcext:value-type="float">
            <text:p>358.5527087778</text:p>
          </table:table-cell>
          <table:table-cell table:number-columns-repeated="2"/>
          <table:table-cell table:style-name="ce2" office:value-type="float" office:value="0.304947777777778" calcext:value-type="float">
            <text:p>0.3049477778</text:p>
          </table:table-cell>
          <table:table-cell table:style-name="ce2" office:value-type="float" office:value="0.544757888888889" calcext:value-type="float">
            <text:p>0.544757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8.457426444444" calcext:value-type="float">
            <text:p>358.4574264444</text:p>
          </table:table-cell>
          <table:table-cell table:style-name="ce2" office:value-type="float" office:value="358.620015" calcext:value-type="float">
            <text:p>358.620015</text:p>
          </table:table-cell>
          <table:table-cell table:number-columns-repeated="2"/>
          <table:table-cell table:style-name="ce2" office:value-type="float" office:value="0.315844" calcext:value-type="float">
            <text:p>0.315844</text:p>
          </table:table-cell>
          <table:table-cell table:style-name="ce2" office:value-type="float" office:value="0.548732111111111" calcext:value-type="float">
            <text:p>0.548732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8.487095111111" calcext:value-type="float">
            <text:p>358.4870951111</text:p>
          </table:table-cell>
          <table:table-cell table:style-name="ce2" office:value-type="float" office:value="358.680416111111" calcext:value-type="float">
            <text:p>358.6804161111</text:p>
          </table:table-cell>
          <table:table-cell table:number-columns-repeated="2"/>
          <table:table-cell table:style-name="ce2" office:value-type="float" office:value="0.328734666666667" calcext:value-type="float">
            <text:p>0.3287346667</text:p>
          </table:table-cell>
          <table:table-cell table:style-name="ce2" office:value-type="float" office:value="0.552727888888889" calcext:value-type="float">
            <text:p>0.552727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8.608489222222" calcext:value-type="float">
            <text:p>358.6084892222</text:p>
          </table:table-cell>
          <table:table-cell table:style-name="ce2" office:value-type="float" office:value="358.681167" calcext:value-type="float">
            <text:p>358.681167</text:p>
          </table:table-cell>
          <table:table-cell table:number-columns-repeated="2"/>
          <table:table-cell table:style-name="ce2" office:value-type="float" office:value="0.339782666666667" calcext:value-type="float">
            <text:p>0.3397826667</text:p>
          </table:table-cell>
          <table:table-cell table:style-name="ce2" office:value-type="float" office:value="0.556314666666667" calcext:value-type="float">
            <text:p>0.556314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8.622314555556" calcext:value-type="float">
            <text:p>358.6223145556</text:p>
          </table:table-cell>
          <table:table-cell table:style-name="ce2" office:value-type="float" office:value="358.689541777778" calcext:value-type="float">
            <text:p>358.6895417778</text:p>
          </table:table-cell>
          <table:table-cell table:number-columns-repeated="2"/>
          <table:table-cell table:style-name="ce2" office:value-type="float" office:value="0.350207333333333" calcext:value-type="float">
            <text:p>0.3502073333</text:p>
          </table:table-cell>
          <table:table-cell table:style-name="ce2" office:value-type="float" office:value="0.559391444444444" calcext:value-type="float">
            <text:p>0.559391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8.666485888889" calcext:value-type="float">
            <text:p>358.6664858889</text:p>
          </table:table-cell>
          <table:table-cell table:style-name="ce2" office:value-type="float" office:value="358.701249" calcext:value-type="float">
            <text:p>358.701249</text:p>
          </table:table-cell>
          <table:table-cell table:number-columns-repeated="2"/>
          <table:table-cell table:style-name="ce2" office:value-type="float" office:value="0.359671555555556" calcext:value-type="float">
            <text:p>0.3596715556</text:p>
          </table:table-cell>
          <table:table-cell table:style-name="ce2" office:value-type="float" office:value="0.562385111111111" calcext:value-type="float">
            <text:p>0.562385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8.690872444444" calcext:value-type="float">
            <text:p>358.6908724444</text:p>
          </table:table-cell>
          <table:table-cell table:style-name="ce2" office:value-type="float" office:value="358.839313444444" calcext:value-type="float">
            <text:p>358.8393134444</text:p>
          </table:table-cell>
          <table:table-cell table:number-columns-repeated="2"/>
          <table:table-cell table:style-name="ce2" office:value-type="float" office:value="0.369603777777778" calcext:value-type="float">
            <text:p>0.3696037778</text:p>
          </table:table-cell>
          <table:table-cell table:style-name="ce2" office:value-type="float" office:value="0.565411222222222" calcext:value-type="float">
            <text:p>0.565411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8.941986222222" calcext:value-type="float">
            <text:p>358.9419862222</text:p>
          </table:table-cell>
          <table:table-cell table:style-name="ce2" office:value-type="float" office:value="358.841760444444" calcext:value-type="float">
            <text:p>358.8417604444</text:p>
          </table:table-cell>
          <table:table-cell table:number-columns-repeated="2"/>
          <table:table-cell table:style-name="ce2" office:value-type="float" office:value="0.378808555555555" calcext:value-type="float">
            <text:p>0.3788085556</text:p>
          </table:table-cell>
          <table:table-cell table:style-name="ce2" office:value-type="float" office:value="0.568265" calcext:value-type="float">
            <text:p>0.568265</text:p>
          </table:table-cell>
          <table:table-cell table:number-columns-repeated="1018"/>
        </table:table-row>
        <table:table-row table:style-name="ro1">
          <table:table-cell table:style-name="ce2" office:value-type="float" office:value="358.979628444444" calcext:value-type="float">
            <text:p>358.9796284444</text:p>
          </table:table-cell>
          <table:table-cell table:style-name="ce2" office:value-type="float" office:value="358.844534666667" calcext:value-type="float">
            <text:p>358.8445346667</text:p>
          </table:table-cell>
          <table:table-cell table:number-columns-repeated="2"/>
          <table:table-cell table:style-name="ce2" office:value-type="float" office:value="0.389224222222222" calcext:value-type="float">
            <text:p>0.3892242222</text:p>
          </table:table-cell>
          <table:table-cell table:style-name="ce2" office:value-type="float" office:value="0.571103222222222" calcext:value-type="float">
            <text:p>0.571103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8.993438777778" calcext:value-type="float">
            <text:p>358.9934387778</text:p>
          </table:table-cell>
          <table:table-cell table:style-name="ce2" office:value-type="float" office:value="358.891363444444" calcext:value-type="float">
            <text:p>358.8913634444</text:p>
          </table:table-cell>
          <table:table-cell table:number-columns-repeated="2"/>
          <table:table-cell table:style-name="ce2" office:value-type="float" office:value="0.400181222222222" calcext:value-type="float">
            <text:p>0.4001812222</text:p>
          </table:table-cell>
          <table:table-cell table:style-name="ce2" office:value-type="float" office:value="0.574095666666667" calcext:value-type="float">
            <text:p>0.574095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010483555556" calcext:value-type="float">
            <text:p>359.0104835556</text:p>
          </table:table-cell>
          <table:table-cell table:style-name="ce2" office:value-type="float" office:value="358.981266111111" calcext:value-type="float">
            <text:p>358.9812661111</text:p>
          </table:table-cell>
          <table:table-cell table:number-columns-repeated="2"/>
          <table:table-cell table:style-name="ce2" office:value-type="float" office:value="0.410690333333333" calcext:value-type="float">
            <text:p>0.4106903333</text:p>
          </table:table-cell>
          <table:table-cell table:style-name="ce2" office:value-type="float" office:value="0.576296777777778" calcext:value-type="float">
            <text:p>0.576296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023102222222" calcext:value-type="float">
            <text:p>359.0231022222</text:p>
          </table:table-cell>
          <table:table-cell table:style-name="ce2" office:value-type="float" office:value="358.987096111111" calcext:value-type="float">
            <text:p>358.9870961111</text:p>
          </table:table-cell>
          <table:table-cell table:number-columns-repeated="2"/>
          <table:table-cell table:style-name="ce2" office:value-type="float" office:value="0.420707777777778" calcext:value-type="float">
            <text:p>0.4207077778</text:p>
          </table:table-cell>
          <table:table-cell table:style-name="ce2" office:value-type="float" office:value="0.578904222222222" calcext:value-type="float">
            <text:p>0.578904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045326333333" calcext:value-type="float">
            <text:p>359.0453263333</text:p>
          </table:table-cell>
          <table:table-cell table:style-name="ce2" office:value-type="float" office:value="359.017897333333" calcext:value-type="float">
            <text:p>359.0178973333</text:p>
          </table:table-cell>
          <table:table-cell table:number-columns-repeated="2"/>
          <table:table-cell table:style-name="ce2" office:value-type="float" office:value="0.430555444444445" calcext:value-type="float">
            <text:p>0.4305554444</text:p>
          </table:table-cell>
          <table:table-cell table:style-name="ce2" office:value-type="float" office:value="0.581596888888889" calcext:value-type="float">
            <text:p>0.581596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065407222222" calcext:value-type="float">
            <text:p>359.0654072222</text:p>
          </table:table-cell>
          <table:table-cell table:style-name="ce2" office:value-type="float" office:value="359.148275111111" calcext:value-type="float">
            <text:p>359.1482751111</text:p>
          </table:table-cell>
          <table:table-cell table:number-columns-repeated="2"/>
          <table:table-cell table:style-name="ce2" office:value-type="float" office:value="0.439336444444445" calcext:value-type="float">
            <text:p>0.4393364444</text:p>
          </table:table-cell>
          <table:table-cell table:style-name="ce2" office:value-type="float" office:value="0.583792777777778" calcext:value-type="float">
            <text:p>0.583792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078966" calcext:value-type="float">
            <text:p>359.078966</text:p>
          </table:table-cell>
          <table:table-cell table:style-name="ce2" office:value-type="float" office:value="359.160243222222" calcext:value-type="float">
            <text:p>359.1602432222</text:p>
          </table:table-cell>
          <table:table-cell table:number-columns-repeated="2"/>
          <table:table-cell table:style-name="ce2" office:value-type="float" office:value="0.449449333333333" calcext:value-type="float">
            <text:p>0.4494493333</text:p>
          </table:table-cell>
          <table:table-cell table:style-name="ce2" office:value-type="float" office:value="0.586141777777778" calcext:value-type="float">
            <text:p>0.586141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089076888889" calcext:value-type="float">
            <text:p>359.0890768889</text:p>
          </table:table-cell>
          <table:table-cell table:style-name="ce2" office:value-type="float" office:value="359.163570777778" calcext:value-type="float">
            <text:p>359.1635707778</text:p>
          </table:table-cell>
          <table:table-cell table:number-columns-repeated="2"/>
          <table:table-cell table:style-name="ce2" office:value-type="float" office:value="0.458018888888889" calcext:value-type="float">
            <text:p>0.4580188889</text:p>
          </table:table-cell>
          <table:table-cell table:style-name="ce2" office:value-type="float" office:value="0.588154111111111" calcext:value-type="float">
            <text:p>0.588154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130266777778" calcext:value-type="float">
            <text:p>359.1302667778</text:p>
          </table:table-cell>
          <table:table-cell table:style-name="ce2" office:value-type="float" office:value="359.164673444444" calcext:value-type="float">
            <text:p>359.1646734444</text:p>
          </table:table-cell>
          <table:table-cell table:number-columns-repeated="2"/>
          <table:table-cell table:style-name="ce2" office:value-type="float" office:value="0.467555555555556" calcext:value-type="float">
            <text:p>0.4675555556</text:p>
          </table:table-cell>
          <table:table-cell table:style-name="ce2" office:value-type="float" office:value="0.590202888888889" calcext:value-type="float">
            <text:p>0.590202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136058333333" calcext:value-type="float">
            <text:p>359.1360583333</text:p>
          </table:table-cell>
          <table:table-cell table:style-name="ce2" office:value-type="float" office:value="359.169464333333" calcext:value-type="float">
            <text:p>359.1694643333</text:p>
          </table:table-cell>
          <table:table-cell table:number-columns-repeated="2"/>
          <table:table-cell table:style-name="ce2" office:value-type="float" office:value="0.476001333333333" calcext:value-type="float">
            <text:p>0.4760013333</text:p>
          </table:table-cell>
          <table:table-cell table:style-name="ce2" office:value-type="float" office:value="0.592099555555556" calcext:value-type="float">
            <text:p>0.592099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157670444444" calcext:value-type="float">
            <text:p>359.1576704444</text:p>
          </table:table-cell>
          <table:table-cell table:style-name="ce2" office:value-type="float" office:value="359.172572555555" calcext:value-type="float">
            <text:p>359.1725725556</text:p>
          </table:table-cell>
          <table:table-cell table:number-columns-repeated="2"/>
          <table:table-cell table:style-name="ce2" office:value-type="float" office:value="0.484075444444444" calcext:value-type="float">
            <text:p>0.4840754444</text:p>
          </table:table-cell>
          <table:table-cell table:style-name="ce2" office:value-type="float" office:value="0.594210222222222" calcext:value-type="float">
            <text:p>0.594210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196188333333" calcext:value-type="float">
            <text:p>359.1961883333</text:p>
          </table:table-cell>
          <table:table-cell table:style-name="ce2" office:value-type="float" office:value="359.186945555556" calcext:value-type="float">
            <text:p>359.1869455556</text:p>
          </table:table-cell>
          <table:table-cell table:number-columns-repeated="2"/>
          <table:table-cell table:style-name="ce2" office:value-type="float" office:value="0.492428555555556" calcext:value-type="float">
            <text:p>0.4924285556</text:p>
          </table:table-cell>
          <table:table-cell table:style-name="ce2" office:value-type="float" office:value="0.596222" calcext:value-type="float">
            <text:p>0.596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200217777778" calcext:value-type="float">
            <text:p>359.2002177778</text:p>
          </table:table-cell>
          <table:table-cell table:style-name="ce2" office:value-type="float" office:value="359.188903888889" calcext:value-type="float">
            <text:p>359.1889038889</text:p>
          </table:table-cell>
          <table:table-cell table:number-columns-repeated="2"/>
          <table:table-cell table:style-name="ce2" office:value-type="float" office:value="0.500203555555556" calcext:value-type="float">
            <text:p>0.5002035556</text:p>
          </table:table-cell>
          <table:table-cell table:style-name="ce2" office:value-type="float" office:value="0.598278555555556" calcext:value-type="float">
            <text:p>0.598278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206487777778" calcext:value-type="float">
            <text:p>359.2064877778</text:p>
          </table:table-cell>
          <table:table-cell table:style-name="ce2" office:value-type="float" office:value="359.189254555555" calcext:value-type="float">
            <text:p>359.1892545556</text:p>
          </table:table-cell>
          <table:table-cell table:number-columns-repeated="2"/>
          <table:table-cell table:style-name="ce2" office:value-type="float" office:value="0.508252888888889" calcext:value-type="float">
            <text:p>0.5082528889</text:p>
          </table:table-cell>
          <table:table-cell table:style-name="ce2" office:value-type="float" office:value="0.600059666666667" calcext:value-type="float">
            <text:p>0.600059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211897555556" calcext:value-type="float">
            <text:p>359.2118975556</text:p>
          </table:table-cell>
          <table:table-cell table:style-name="ce2" office:value-type="float" office:value="359.191781666667" calcext:value-type="float">
            <text:p>359.1917816667</text:p>
          </table:table-cell>
          <table:table-cell table:number-columns-repeated="2"/>
          <table:table-cell table:style-name="ce2" office:value-type="float" office:value="0.514723444444444" calcext:value-type="float">
            <text:p>0.5147234444</text:p>
          </table:table-cell>
          <table:table-cell table:style-name="ce2" office:value-type="float" office:value="0.602256" calcext:value-type="float">
            <text:p>0.6022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263373" calcext:value-type="float">
            <text:p>359.263373</text:p>
          </table:table-cell>
          <table:table-cell table:style-name="ce2" office:value-type="float" office:value="359.256272111111" calcext:value-type="float">
            <text:p>359.2562721111</text:p>
          </table:table-cell>
          <table:table-cell table:number-columns-repeated="2"/>
          <table:table-cell table:style-name="ce2" office:value-type="float" office:value="0.521474666666667" calcext:value-type="float">
            <text:p>0.5214746667</text:p>
          </table:table-cell>
          <table:table-cell table:style-name="ce2" office:value-type="float" office:value="0.604106" calcext:value-type="float">
            <text:p>0.604106</text:p>
          </table:table-cell>
          <table:table-cell table:number-columns-repeated="1018"/>
        </table:table-row>
        <table:table-row table:style-name="ro1">
          <table:table-cell table:style-name="ce2" office:value-type="float" office:value="359.267463777778" calcext:value-type="float">
            <text:p>359.2674637778</text:p>
          </table:table-cell>
          <table:table-cell table:style-name="ce2" office:value-type="float" office:value="359.255486666667" calcext:value-type="float">
            <text:p>359.2554866667</text:p>
          </table:table-cell>
          <table:table-cell table:number-columns-repeated="2"/>
          <table:table-cell table:style-name="ce2" office:value-type="float" office:value="0.528485" calcext:value-type="float">
            <text:p>0.528485</text:p>
          </table:table-cell>
          <table:table-cell table:style-name="ce2" office:value-type="float" office:value="0.606060666666667" calcext:value-type="float">
            <text:p>0.606060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269612111111" calcext:value-type="float">
            <text:p>359.2696121111</text:p>
          </table:table-cell>
          <table:table-cell table:style-name="ce2" office:value-type="float" office:value="359.312142555556" calcext:value-type="float">
            <text:p>359.3121425556</text:p>
          </table:table-cell>
          <table:table-cell table:number-columns-repeated="2"/>
          <table:table-cell table:style-name="ce2" office:value-type="float" office:value="0.535932333333333" calcext:value-type="float">
            <text:p>0.5359323333</text:p>
          </table:table-cell>
          <table:table-cell table:style-name="ce2" office:value-type="float" office:value="0.607654888888889" calcext:value-type="float">
            <text:p>0.607654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436793333333" calcext:value-type="float">
            <text:p>359.4367933333</text:p>
          </table:table-cell>
          <table:table-cell table:style-name="ce2" office:value-type="float" office:value="359.311816" calcext:value-type="float">
            <text:p>359.311816</text:p>
          </table:table-cell>
          <table:table-cell table:number-columns-repeated="2"/>
          <table:table-cell table:style-name="ce2" office:value-type="float" office:value="0.542480222222222" calcext:value-type="float">
            <text:p>0.5424802222</text:p>
          </table:table-cell>
          <table:table-cell table:style-name="ce2" office:value-type="float" office:value="0.609429111111111" calcext:value-type="float">
            <text:p>0.609429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447594444444" calcext:value-type="float">
            <text:p>359.4475944444</text:p>
          </table:table-cell>
          <table:table-cell table:style-name="ce2" office:value-type="float" office:value="359.314932111111" calcext:value-type="float">
            <text:p>359.3149321111</text:p>
          </table:table-cell>
          <table:table-cell table:number-columns-repeated="2"/>
          <table:table-cell table:style-name="ce2" office:value-type="float" office:value="0.549090666666667" calcext:value-type="float">
            <text:p>0.5490906667</text:p>
          </table:table-cell>
          <table:table-cell table:style-name="ce2" office:value-type="float" office:value="0.611353888888889" calcext:value-type="float">
            <text:p>0.611353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476175222222" calcext:value-type="float">
            <text:p>359.4761752222</text:p>
          </table:table-cell>
          <table:table-cell table:style-name="ce2" office:value-type="float" office:value="359.410980222222" calcext:value-type="float">
            <text:p>359.4109802222</text:p>
          </table:table-cell>
          <table:table-cell table:number-columns-repeated="2"/>
          <table:table-cell table:style-name="ce2" office:value-type="float" office:value="0.554931333333333" calcext:value-type="float">
            <text:p>0.5549313333</text:p>
          </table:table-cell>
          <table:table-cell table:style-name="ce2" office:value-type="float" office:value="0.612947444444445" calcext:value-type="float">
            <text:p>0.612947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9.476830444444" calcext:value-type="float">
            <text:p>359.4768304444</text:p>
          </table:table-cell>
          <table:table-cell table:style-name="ce2" office:value-type="float" office:value="359.446365222222" calcext:value-type="float">
            <text:p>359.4463652222</text:p>
          </table:table-cell>
          <table:table-cell table:number-columns-repeated="2"/>
          <table:table-cell table:style-name="ce2" office:value-type="float" office:value="0.560237666666667" calcext:value-type="float">
            <text:p>0.5602376667</text:p>
          </table:table-cell>
          <table:table-cell table:style-name="ce2" office:value-type="float" office:value="0.614784" calcext:value-type="float">
            <text:p>0.614784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4383444444" calcext:value-type="float">
            <text:p>359.4843834444</text:p>
          </table:table-cell>
          <table:table-cell table:style-name="ce2" office:value-type="float" office:value="359.447237888889" calcext:value-type="float">
            <text:p>359.4472378889</text:p>
          </table:table-cell>
          <table:table-cell table:number-columns-repeated="2"/>
          <table:table-cell table:style-name="ce2" office:value-type="float" office:value="0.565230444444445" calcext:value-type="float">
            <text:p>0.5652304444</text:p>
          </table:table-cell>
          <table:table-cell table:style-name="ce2" office:value-type="float" office:value="0.616307111111111" calcext:value-type="float">
            <text:p>0.616307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6192555556" calcext:value-type="float">
            <text:p>359.4861925556</text:p>
          </table:table-cell>
          <table:table-cell table:style-name="ce2" office:value-type="float" office:value="359.448845666667" calcext:value-type="float">
            <text:p>359.4488456667</text:p>
          </table:table-cell>
          <table:table-cell table:number-columns-repeated="2"/>
          <table:table-cell table:style-name="ce2" office:value-type="float" office:value="0.570122666666667" calcext:value-type="float">
            <text:p>0.5701226667</text:p>
          </table:table-cell>
          <table:table-cell table:style-name="ce2" office:value-type="float" office:value="0.617950111111111" calcext:value-type="float">
            <text:p>0.617950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9614222222" calcext:value-type="float">
            <text:p>359.4896142222</text:p>
          </table:table-cell>
          <table:table-cell table:style-name="ce2" office:value-type="float" office:value="359.477336111111" calcext:value-type="float">
            <text:p>359.4773361111</text:p>
          </table:table-cell>
          <table:table-cell table:number-columns-repeated="2"/>
          <table:table-cell table:style-name="ce2" office:value-type="float" office:value="0.575313" calcext:value-type="float">
            <text:p>0.575313</text:p>
          </table:table-cell>
          <table:table-cell table:style-name="ce2" office:value-type="float" office:value="0.619617333333333" calcext:value-type="float">
            <text:p>0.619617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9.489521888889" calcext:value-type="float">
            <text:p>359.4895218889</text:p>
          </table:table-cell>
          <table:table-cell table:style-name="ce2" office:value-type="float" office:value="359.484345666667" calcext:value-type="float">
            <text:p>359.4843456667</text:p>
          </table:table-cell>
          <table:table-cell table:number-columns-repeated="2"/>
          <table:table-cell table:style-name="ce2" office:value-type="float" office:value="0.580707222222222" calcext:value-type="float">
            <text:p>0.5807072222</text:p>
          </table:table-cell>
          <table:table-cell table:style-name="ce2" office:value-type="float" office:value="0.621254222222222" calcext:value-type="float">
            <text:p>0.621254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491859888889" calcext:value-type="float">
            <text:p>359.4918598889</text:p>
          </table:table-cell>
          <table:table-cell table:style-name="ce2" office:value-type="float" office:value="359.486635" calcext:value-type="float">
            <text:p>359.486635</text:p>
          </table:table-cell>
          <table:table-cell table:number-columns-repeated="2"/>
          <table:table-cell table:style-name="ce2" office:value-type="float" office:value="0.585006666666667" calcext:value-type="float">
            <text:p>0.5850066667</text:p>
          </table:table-cell>
          <table:table-cell table:style-name="ce2" office:value-type="float" office:value="0.622850444444444" calcext:value-type="float">
            <text:p>0.6228504444</text:p>
          </table:table-cell>
          <table:table-cell table:number-columns-repeated="1018"/>
        </table:table-row>
        <table:table-row table:style-name="ro1">
          <table:table-cell table:style-name="ce2" office:value-type="float" office:value="359.499623333333" calcext:value-type="float">
            <text:p>359.4996233333</text:p>
          </table:table-cell>
          <table:table-cell table:style-name="ce2" office:value-type="float" office:value="359.481765666667" calcext:value-type="float">
            <text:p>359.4817656667</text:p>
          </table:table-cell>
          <table:table-cell table:number-columns-repeated="2"/>
          <table:table-cell table:style-name="ce2" office:value-type="float" office:value="0.589790777777778" calcext:value-type="float">
            <text:p>0.5897907778</text:p>
          </table:table-cell>
          <table:table-cell table:style-name="ce2" office:value-type="float" office:value="0.624434555555556" calcext:value-type="float">
            <text:p>0.624434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0224333333" calcext:value-type="float">
            <text:p>359.5002243333</text:p>
          </table:table-cell>
          <table:table-cell table:style-name="ce2" office:value-type="float" office:value="359.494829222222" calcext:value-type="float">
            <text:p>359.4948292222</text:p>
          </table:table-cell>
          <table:table-cell table:number-columns-repeated="2"/>
          <table:table-cell table:style-name="ce2" office:value-type="float" office:value="0.593898444444444" calcext:value-type="float">
            <text:p>0.5938984444</text:p>
          </table:table-cell>
          <table:table-cell table:style-name="ce2" office:value-type="float" office:value="0.625743888888889" calcext:value-type="float">
            <text:p>0.625743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498408" calcext:value-type="float">
            <text:p>359.498408</text:p>
          </table:table-cell>
          <table:table-cell table:style-name="ce2" office:value-type="float" office:value="359.500174333333" calcext:value-type="float">
            <text:p>359.5001743333</text:p>
          </table:table-cell>
          <table:table-cell table:number-columns-repeated="2"/>
          <table:table-cell table:style-name="ce2" office:value-type="float" office:value="0.598161444444445" calcext:value-type="float">
            <text:p>0.5981614444</text:p>
          </table:table-cell>
          <table:table-cell table:style-name="ce2" office:value-type="float" office:value="0.626837111111111" calcext:value-type="float">
            <text:p>0.626837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3618111111" calcext:value-type="float">
            <text:p>359.5036181111</text:p>
          </table:table-cell>
          <table:table-cell table:style-name="ce2" office:value-type="float" office:value="359.503495777778" calcext:value-type="float">
            <text:p>359.5034957778</text:p>
          </table:table-cell>
          <table:table-cell table:number-columns-repeated="2"/>
          <table:table-cell table:style-name="ce2" office:value-type="float" office:value="0.601765888888889" calcext:value-type="float">
            <text:p>0.6017658889</text:p>
          </table:table-cell>
          <table:table-cell table:style-name="ce2" office:value-type="float" office:value="0.627945888888889" calcext:value-type="float">
            <text:p>0.6279458889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4761555556" calcext:value-type="float">
            <text:p>359.5047615556</text:p>
          </table:table-cell>
          <table:table-cell table:style-name="ce2" office:value-type="float" office:value="359.501345222222" calcext:value-type="float">
            <text:p>359.5013452222</text:p>
          </table:table-cell>
          <table:table-cell table:number-columns-repeated="2"/>
          <table:table-cell table:style-name="ce2" office:value-type="float" office:value="0.605019444444444" calcext:value-type="float">
            <text:p>0.6050194444</text:p>
          </table:table-cell>
          <table:table-cell table:style-name="ce2" office:value-type="float" office:value="0.629134222222222" calcext:value-type="float">
            <text:p>0.629134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8717333333" calcext:value-type="float">
            <text:p>359.5087173333</text:p>
          </table:table-cell>
          <table:table-cell table:style-name="ce2" office:value-type="float" office:value="359.599562" calcext:value-type="float">
            <text:p>359.599562</text:p>
          </table:table-cell>
          <table:table-cell table:number-columns-repeated="2"/>
          <table:table-cell table:style-name="ce2" office:value-type="float" office:value="0.608688777777778" calcext:value-type="float">
            <text:p>0.6086887778</text:p>
          </table:table-cell>
          <table:table-cell table:style-name="ce2" office:value-type="float" office:value="0.630319222222222" calcext:value-type="float">
            <text:p>0.630319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9027888889" calcext:value-type="float">
            <text:p>359.5090278889</text:p>
          </table:table-cell>
          <table:table-cell table:style-name="ce2" office:value-type="float" office:value="359.598488777778" calcext:value-type="float">
            <text:p>359.5984887778</text:p>
          </table:table-cell>
          <table:table-cell table:number-columns-repeated="2"/>
          <table:table-cell table:style-name="ce2" office:value-type="float" office:value="0.612206555555555" calcext:value-type="float">
            <text:p>0.6122065556</text:p>
          </table:table-cell>
          <table:table-cell table:style-name="ce2" office:value-type="float" office:value="0.631434666666667" calcext:value-type="float">
            <text:p>0.631434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508576777778" calcext:value-type="float">
            <text:p>359.5085767778</text:p>
          </table:table-cell>
          <table:table-cell table:style-name="ce2" office:value-type="float" office:value="359.598097333333" calcext:value-type="float">
            <text:p>359.5980973333</text:p>
          </table:table-cell>
          <table:table-cell table:number-columns-repeated="2"/>
          <table:table-cell table:style-name="ce2" office:value-type="float" office:value="0.615566222222222" calcext:value-type="float">
            <text:p>0.6155662222</text:p>
          </table:table-cell>
          <table:table-cell table:style-name="ce2" office:value-type="float" office:value="0.632410222222222" calcext:value-type="float">
            <text:p>0.632410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2602111111" calcext:value-type="float">
            <text:p>359.5126021111</text:p>
          </table:table-cell>
          <table:table-cell table:style-name="ce2" office:value-type="float" office:value="359.602808222222" calcext:value-type="float">
            <text:p>359.6028082222</text:p>
          </table:table-cell>
          <table:table-cell table:number-columns-repeated="2"/>
          <table:table-cell table:style-name="ce2" office:value-type="float" office:value="0.618526444444445" calcext:value-type="float">
            <text:p>0.6185264444</text:p>
          </table:table-cell>
          <table:table-cell table:style-name="ce2" office:value-type="float" office:value="0.633461222222222" calcext:value-type="float">
            <text:p>0.633461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3238222222" calcext:value-type="float">
            <text:p>359.5132382222</text:p>
          </table:table-cell>
          <table:table-cell table:style-name="ce2" office:value-type="float" office:value="359.615693111111" calcext:value-type="float">
            <text:p>359.6156931111</text:p>
          </table:table-cell>
          <table:table-cell table:number-columns-repeated="2"/>
          <table:table-cell table:style-name="ce2" office:value-type="float" office:value="0.621428222222222" calcext:value-type="float">
            <text:p>0.6214282222</text:p>
          </table:table-cell>
          <table:table-cell table:style-name="ce2" office:value-type="float" office:value="0.634438666666667" calcext:value-type="float">
            <text:p>0.634438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8218333333" calcext:value-type="float">
            <text:p>359.5182183333</text:p>
          </table:table-cell>
          <table:table-cell table:style-name="ce2" office:value-type="float" office:value="359.616496" calcext:value-type="float">
            <text:p>359.616496</text:p>
          </table:table-cell>
          <table:table-cell table:number-columns-repeated="2"/>
          <table:table-cell table:style-name="ce2" office:value-type="float" office:value="0.624275777777778" calcext:value-type="float">
            <text:p>0.6242757778</text:p>
          </table:table-cell>
          <table:table-cell table:style-name="ce2" office:value-type="float" office:value="0.635399555555556" calcext:value-type="float">
            <text:p>0.635399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19515555556" calcext:value-type="float">
            <text:p>359.5195155556</text:p>
          </table:table-cell>
          <table:table-cell table:style-name="ce2" office:value-type="float" office:value="359.616790333333" calcext:value-type="float">
            <text:p>359.6167903333</text:p>
          </table:table-cell>
          <table:table-cell table:number-columns-repeated="2"/>
          <table:table-cell table:style-name="ce2" office:value-type="float" office:value="0.626591555555556" calcext:value-type="float">
            <text:p>0.6265915556</text:p>
          </table:table-cell>
          <table:table-cell table:style-name="ce2" office:value-type="float" office:value="0.636431777777778" calcext:value-type="float">
            <text:p>0.6364317778</text:p>
          </table:table-cell>
          <table:table-cell table:number-columns-repeated="1018"/>
        </table:table-row>
        <table:table-row table:style-name="ro1">
          <table:table-cell table:style-name="ce2" office:value-type="float" office:value="359.520916" calcext:value-type="float">
            <text:p>359.520916</text:p>
          </table:table-cell>
          <table:table-cell table:style-name="ce2" office:value-type="float" office:value="359.619013222222" calcext:value-type="float">
            <text:p>359.6190132222</text:p>
          </table:table-cell>
          <table:table-cell table:number-columns-repeated="2"/>
          <table:table-cell table:style-name="ce2" office:value-type="float" office:value="0.629037" calcext:value-type="float">
            <text:p>0.629037</text:p>
          </table:table-cell>
          <table:table-cell table:style-name="ce2" office:value-type="float" office:value="0.637338555555556" calcext:value-type="float">
            <text:p>0.637338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25115666667" calcext:value-type="float">
            <text:p>359.5251156667</text:p>
          </table:table-cell>
          <table:table-cell table:style-name="ce2" office:value-type="float" office:value="359.619421888889" calcext:value-type="float">
            <text:p>359.6194218889</text:p>
          </table:table-cell>
          <table:table-cell table:number-columns-repeated="2"/>
          <table:table-cell table:style-name="ce2" office:value-type="float" office:value="0.631710444444444" calcext:value-type="float">
            <text:p>0.6317104444</text:p>
          </table:table-cell>
          <table:table-cell table:style-name="ce2" office:value-type="float" office:value="0.638355222222222" calcext:value-type="float">
            <text:p>0.638355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26338333333" calcext:value-type="float">
            <text:p>359.5263383333</text:p>
          </table:table-cell>
          <table:table-cell table:style-name="ce2" office:value-type="float" office:value="359.621015222222" calcext:value-type="float">
            <text:p>359.6210152222</text:p>
          </table:table-cell>
          <table:table-cell table:number-columns-repeated="2"/>
          <table:table-cell table:style-name="ce2" office:value-type="float" office:value="0.633848111111111" calcext:value-type="float">
            <text:p>0.6338481111</text:p>
          </table:table-cell>
          <table:table-cell table:style-name="ce2" office:value-type="float" office:value="0.639311555555556" calcext:value-type="float">
            <text:p>0.639311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37451222222" calcext:value-type="float">
            <text:p>359.5374512222</text:p>
          </table:table-cell>
          <table:table-cell table:style-name="ce2" office:value-type="float" office:value="359.624003555556" calcext:value-type="float">
            <text:p>359.6240035556</text:p>
          </table:table-cell>
          <table:table-cell table:number-columns-repeated="2"/>
          <table:table-cell table:style-name="ce2" office:value-type="float" office:value="0.635888555555555" calcext:value-type="float">
            <text:p>0.6358885556</text:p>
          </table:table-cell>
          <table:table-cell table:style-name="ce2" office:value-type="float" office:value="0.640466222222222" calcext:value-type="float">
            <text:p>0.640466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1025555556" calcext:value-type="float">
            <text:p>359.5410255556</text:p>
          </table:table-cell>
          <table:table-cell table:style-name="ce2" office:value-type="float" office:value="359.622425888889" calcext:value-type="float">
            <text:p>359.6224258889</text:p>
          </table:table-cell>
          <table:table-cell table:number-columns-repeated="2"/>
          <table:table-cell table:style-name="ce2" office:value-type="float" office:value="0.637789666666667" calcext:value-type="float">
            <text:p>0.6377896667</text:p>
          </table:table-cell>
          <table:table-cell table:style-name="ce2" office:value-type="float" office:value="0.641519" calcext:value-type="float">
            <text:p>0.641519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5846555555" calcext:value-type="float">
            <text:p>359.5458465556</text:p>
          </table:table-cell>
          <table:table-cell table:style-name="ce2" office:value-type="float" office:value="359.643256111111" calcext:value-type="float">
            <text:p>359.6432561111</text:p>
          </table:table-cell>
          <table:table-cell table:number-columns-repeated="2"/>
          <table:table-cell table:style-name="ce2" office:value-type="float" office:value="0.639476" calcext:value-type="float">
            <text:p>0.639476</text:p>
          </table:table-cell>
          <table:table-cell table:style-name="ce2" office:value-type="float" office:value="0.642255555555556" calcext:value-type="float">
            <text:p>0.642255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8138888889" calcext:value-type="float">
            <text:p>359.5481388889</text:p>
          </table:table-cell>
          <table:table-cell table:style-name="ce2" office:value-type="float" office:value="359.652875555556" calcext:value-type="float">
            <text:p>359.6528755556</text:p>
          </table:table-cell>
          <table:table-cell table:number-columns-repeated="2"/>
          <table:table-cell table:style-name="ce2" office:value-type="float" office:value="0.641239" calcext:value-type="float">
            <text:p>0.641239</text:p>
          </table:table-cell>
          <table:table-cell table:style-name="ce2" office:value-type="float" office:value="0.643318333333333" calcext:value-type="float">
            <text:p>0.643318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7678555556" calcext:value-type="float">
            <text:p>359.5476785556</text:p>
          </table:table-cell>
          <table:table-cell table:style-name="ce2" office:value-type="float" office:value="359.656951333333" calcext:value-type="float">
            <text:p>359.6569513333</text:p>
          </table:table-cell>
          <table:table-cell table:number-columns-repeated="2"/>
          <table:table-cell table:style-name="ce2" office:value-type="float" office:value="0.643009777777778" calcext:value-type="float">
            <text:p>0.6430097778</text:p>
          </table:table-cell>
          <table:table-cell table:style-name="ce2" office:value-type="float" office:value="0.644356222222222" calcext:value-type="float">
            <text:p>0.6443562222</text:p>
          </table:table-cell>
          <table:table-cell table:number-columns-repeated="1018"/>
        </table:table-row>
        <table:table-row table:style-name="ro1">
          <table:table-cell table:style-name="ce2" office:value-type="float" office:value="359.547451222222" calcext:value-type="float">
            <text:p>359.5474512222</text:p>
          </table:table-cell>
          <table:table-cell table:style-name="ce2" office:value-type="float" office:value="359.652162888889" calcext:value-type="float">
            <text:p>359.6521628889</text:p>
          </table:table-cell>
          <table:table-cell table:number-columns-repeated="2"/>
          <table:table-cell table:style-name="ce2" office:value-type="float" office:value="0.644568222222222" calcext:value-type="float">
            <text:p>0.6445682222</text:p>
          </table:table-cell>
          <table:table-cell table:style-name="ce2" office:value-type="float" office:value="0.645199555555556" calcext:value-type="float">
            <text:p>0.645199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4261777778" calcext:value-type="float">
            <text:p>359.5842617778</text:p>
          </table:table-cell>
          <table:table-cell table:style-name="ce2" office:value-type="float" office:value="359.647140666667" calcext:value-type="float">
            <text:p>359.6471406667</text:p>
          </table:table-cell>
          <table:table-cell table:number-columns-repeated="2"/>
          <table:table-cell table:style-name="ce2" office:value-type="float" office:value="0.646200333333333" calcext:value-type="float">
            <text:p>0.6462003333</text:p>
          </table:table-cell>
          <table:table-cell table:style-name="ce2" office:value-type="float" office:value="0.64616" calcext:value-type="float">
            <text:p>0.6461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9874666667" calcext:value-type="float">
            <text:p>359.5898746667</text:p>
          </table:table-cell>
          <table:table-cell table:style-name="ce2" office:value-type="float" office:value="359.647933222222" calcext:value-type="float">
            <text:p>359.6479332222</text:p>
          </table:table-cell>
          <table:table-cell table:number-columns-repeated="2"/>
          <table:table-cell table:style-name="ce2" office:value-type="float" office:value="0.647604222222222" calcext:value-type="float">
            <text:p>0.6476042222</text:p>
          </table:table-cell>
          <table:table-cell table:style-name="ce2" office:value-type="float" office:value="0.647015666666667" calcext:value-type="float">
            <text:p>0.6470156667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5013666667" calcext:value-type="float">
            <text:p>359.5850136667</text:p>
          </table:table-cell>
          <table:table-cell table:style-name="ce2" office:value-type="float" office:value="359.653697666667" calcext:value-type="float">
            <text:p>359.6536976667</text:p>
          </table:table-cell>
          <table:table-cell table:number-columns-repeated="2"/>
          <table:table-cell table:style-name="ce2" office:value-type="float" office:value="0.649" calcext:value-type="float">
            <text:p>0.649</text:p>
          </table:table-cell>
          <table:table-cell table:style-name="ce2" office:value-type="float" office:value="0.647885" calcext:value-type="float">
            <text:p>0.647885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8792777778" calcext:value-type="float">
            <text:p>359.5887927778</text:p>
          </table:table-cell>
          <table:table-cell table:style-name="ce2" office:value-type="float" office:value="359.649124" calcext:value-type="float">
            <text:p>359.649124</text:p>
          </table:table-cell>
          <table:table-cell table:number-columns-repeated="2"/>
          <table:table-cell table:style-name="ce2" office:value-type="float" office:value="0.650152" calcext:value-type="float">
            <text:p>0.650152</text:p>
          </table:table-cell>
          <table:table-cell table:style-name="ce2" office:value-type="float" office:value="0.648777111111111" calcext:value-type="float">
            <text:p>0.6487771111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6285111111" calcext:value-type="float">
            <text:p>359.5862851111</text:p>
          </table:table-cell>
          <table:table-cell table:style-name="ce2" office:value-type="float" office:value="359.649739555556" calcext:value-type="float">
            <text:p>359.6497395556</text:p>
          </table:table-cell>
          <table:table-cell table:number-columns-repeated="2"/>
          <table:table-cell table:style-name="ce2" office:value-type="float" office:value="0.651234555555556" calcext:value-type="float">
            <text:p>0.6512345556</text:p>
          </table:table-cell>
          <table:table-cell table:style-name="ce2" office:value-type="float" office:value="0.649402333333333" calcext:value-type="float">
            <text:p>0.6494023333</text:p>
          </table:table-cell>
          <table:table-cell table:number-columns-repeated="1018"/>
        </table:table-row>
        <table:table-row table:style-name="ro1">
          <table:table-cell table:style-name="ce2" office:value-type="float" office:value="359.586598777778" calcext:value-type="float">
            <text:p>359.5865987778</text:p>
          </table:table-cell>
          <table:table-cell table:style-name="ce2" office:value-type="float" office:value="359.653914555556" calcext:value-type="float">
            <text:p>359.6539145556</text:p>
          </table:table-cell>
          <table:table-cell table:number-columns-repeated="2"/>
          <table:table-cell table:style-name="ce2" office:value-type="float" office:value="0.652333777777778" calcext:value-type="float">
            <text:p>0.6523337778</text:p>
          </table:table-cell>
          <table:table-cell table:style-name="ce2" office:value-type="float" office:value="0.650017555555556" calcext:value-type="float">
            <text:p>0.6500175556</text:p>
          </table:table-cell>
          <table:table-cell table:number-columns-repeated="1018"/>
        </table:table-row>
        <table:table-row table:style-name="ro1">
          <table:table-cell table:style-name="ce2" office:value-type="float" office:value="359.590929111111" calcext:value-type="float">
            <text:p>359.5909291111</text:p>
          </table:table-cell>
          <table:table-cell table:style-name="ce2" office:value-type="float" office:value="359.655988444444" calcext:value-type="float">
            <text:p>359.6559884444</text:p>
          </table:table-cell>
          <table:table-cell table:number-columns-repeated="2"/>
          <table:table-cell table:style-name="ce2" office:value-type="float" office:value="0.653217444444444" calcext:value-type="float">
            <text:p>0.6532174444</text:p>
          </table:table-cell>
          <table:table-cell table:style-name="ce2" office:value-type="float" office:value="0.650717333333333" calcext:value-type="float">
            <text:p>0.6507173333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"/>
          <table:table-cell table:number-columns-repeated="2"/>
          <table:table-cell table:style-name="ce2" office:value-type="float" office:value="0.654260888888889" calcext:value-type="float">
            <text:p>0.6542608889</text:p>
          </table:table-cell>
          <table:table-cell table:style-name="ce2" office:value-type="float" office:value="0.651544111111111" calcext:value-type="float">
            <text:p>0.651544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4980444444445" calcext:value-type="float">
            <text:p>0.6549804444</text:p>
          </table:table-cell>
          <table:table-cell table:style-name="ce2" office:value-type="float" office:value="0.652315222222222" calcext:value-type="float">
            <text:p>0.652315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5854888888889" calcext:value-type="float">
            <text:p>0.6558548889</text:p>
          </table:table-cell>
          <table:table-cell table:style-name="ce2" office:value-type="float" office:value="0.653021222222222" calcext:value-type="float">
            <text:p>0.653021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6676444444444" calcext:value-type="float">
            <text:p>0.6566764444</text:p>
          </table:table-cell>
          <table:table-cell table:style-name="ce2" office:value-type="float" office:value="0.653762333333333" calcext:value-type="float">
            <text:p>0.653762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7406888888889" calcext:value-type="float">
            <text:p>0.6574068889</text:p>
          </table:table-cell>
          <table:table-cell table:style-name="ce2" office:value-type="float" office:value="0.654422222222222" calcext:value-type="float">
            <text:p>0.654422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8240444444445" calcext:value-type="float">
            <text:p>0.6582404444</text:p>
          </table:table-cell>
          <table:table-cell table:style-name="ce2" office:value-type="float" office:value="0.654979777777778" calcext:value-type="float">
            <text:p>0.654979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8865555555555" calcext:value-type="float">
            <text:p>0.6588655556</text:p>
          </table:table-cell>
          <table:table-cell table:style-name="ce2" office:value-type="float" office:value="0.655496333333333" calcext:value-type="float">
            <text:p>0.655496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59576111111111" calcext:value-type="float">
            <text:p>0.6595761111</text:p>
          </table:table-cell>
          <table:table-cell table:style-name="ce2" office:value-type="float" office:value="0.655819" calcext:value-type="float">
            <text:p>0.65581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0164111111111" calcext:value-type="float">
            <text:p>0.6601641111</text:p>
          </table:table-cell>
          <table:table-cell table:style-name="ce2" office:value-type="float" office:value="0.656508555555556" calcext:value-type="float">
            <text:p>0.656508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0733777777778" calcext:value-type="float">
            <text:p>0.6607337778</text:p>
          </table:table-cell>
          <table:table-cell table:style-name="ce2" office:value-type="float" office:value="0.657080111111111" calcext:value-type="float">
            <text:p>0.657080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1366555555556" calcext:value-type="float">
            <text:p>0.6613665556</text:p>
          </table:table-cell>
          <table:table-cell table:style-name="ce2" office:value-type="float" office:value="0.657619333333333" calcext:value-type="float">
            <text:p>0.65761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2056222222222" calcext:value-type="float">
            <text:p>0.6620562222</text:p>
          </table:table-cell>
          <table:table-cell table:style-name="ce2" office:value-type="float" office:value="0.658043222222222" calcext:value-type="float">
            <text:p>0.658043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2574777777778" calcext:value-type="float">
            <text:p>0.6625747778</text:p>
          </table:table-cell>
          <table:table-cell table:style-name="ce2" office:value-type="float" office:value="0.658651333333333" calcext:value-type="float">
            <text:p>0.658651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3076111111111" calcext:value-type="float">
            <text:p>0.6630761111</text:p>
          </table:table-cell>
          <table:table-cell table:style-name="ce2" office:value-type="float" office:value="0.659036333333333" calcext:value-type="float">
            <text:p>0.659036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3516444444444" calcext:value-type="float">
            <text:p>0.6635164444</text:p>
          </table:table-cell>
          <table:table-cell table:style-name="ce2" office:value-type="float" office:value="0.659582777777778" calcext:value-type="float">
            <text:p>0.65958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3977222222222" calcext:value-type="float">
            <text:p>0.6639772222</text:p>
          </table:table-cell>
          <table:table-cell table:style-name="ce2" office:value-type="float" office:value="0.660176" calcext:value-type="float">
            <text:p>0.66017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4467888888889" calcext:value-type="float">
            <text:p>0.6644678889</text:p>
          </table:table-cell>
          <table:table-cell table:style-name="ce2" office:value-type="float" office:value="0.660641" calcext:value-type="float">
            <text:p>0.66064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4955" calcext:value-type="float">
            <text:p>0.664955</text:p>
          </table:table-cell>
          <table:table-cell table:style-name="ce2" office:value-type="float" office:value="0.661049" calcext:value-type="float">
            <text:p>0.66104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5411111111111" calcext:value-type="float">
            <text:p>0.6654111111</text:p>
          </table:table-cell>
          <table:table-cell table:style-name="ce2" office:value-type="float" office:value="0.661520888888889" calcext:value-type="float">
            <text:p>0.66152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5895333333333" calcext:value-type="float">
            <text:p>0.6658953333</text:p>
          </table:table-cell>
          <table:table-cell table:style-name="ce2" office:value-type="float" office:value="0.661871666666667" calcext:value-type="float">
            <text:p>0.661871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6344444444444" calcext:value-type="float">
            <text:p>0.6663444444</text:p>
          </table:table-cell>
          <table:table-cell table:style-name="ce2" office:value-type="float" office:value="0.662359555555556" calcext:value-type="float">
            <text:p>0.662359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6581555555556" calcext:value-type="float">
            <text:p>0.6665815556</text:p>
          </table:table-cell>
          <table:table-cell table:style-name="ce2" office:value-type="float" office:value="0.662814555555556" calcext:value-type="float">
            <text:p>0.662814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6941555555556" calcext:value-type="float">
            <text:p>0.6669415556</text:p>
          </table:table-cell>
          <table:table-cell table:style-name="ce2" office:value-type="float" office:value="0.663154666666667" calcext:value-type="float">
            <text:p>0.663154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7413333333333" calcext:value-type="float">
            <text:p>0.6674133333</text:p>
          </table:table-cell>
          <table:table-cell table:style-name="ce2" office:value-type="float" office:value="0.663472777777778" calcext:value-type="float">
            <text:p>0.66347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7750333333333" calcext:value-type="float">
            <text:p>0.6677503333</text:p>
          </table:table-cell>
          <table:table-cell table:style-name="ce2" office:value-type="float" office:value="0.664025666666667" calcext:value-type="float">
            <text:p>0.664025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8049" calcext:value-type="float">
            <text:p>0.668049</text:p>
          </table:table-cell>
          <table:table-cell table:style-name="ce2" office:value-type="float" office:value="0.664303333333333" calcext:value-type="float">
            <text:p>0.664303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8486666666667" calcext:value-type="float">
            <text:p>0.6684866667</text:p>
          </table:table-cell>
          <table:table-cell table:style-name="ce2" office:value-type="float" office:value="0.664611444444444" calcext:value-type="float">
            <text:p>0.664611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8768444444444" calcext:value-type="float">
            <text:p>0.6687684444</text:p>
          </table:table-cell>
          <table:table-cell table:style-name="ce2" office:value-type="float" office:value="0.665020444444445" calcext:value-type="float">
            <text:p>0.665020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101888888889" calcext:value-type="float">
            <text:p>0.6691018889</text:p>
          </table:table-cell>
          <table:table-cell table:style-name="ce2" office:value-type="float" office:value="0.665374666666667" calcext:value-type="float">
            <text:p>0.665374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433444444444" calcext:value-type="float">
            <text:p>0.6694334444</text:p>
          </table:table-cell>
          <table:table-cell table:style-name="ce2" office:value-type="float" office:value="0.665767333333333" calcext:value-type="float">
            <text:p>0.665767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702111111111" calcext:value-type="float">
            <text:p>0.6697021111</text:p>
          </table:table-cell>
          <table:table-cell table:style-name="ce2" office:value-type="float" office:value="0.666119666666667" calcext:value-type="float">
            <text:p>0.666119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69989777777778" calcext:value-type="float">
            <text:p>0.6699897778</text:p>
          </table:table-cell>
          <table:table-cell table:style-name="ce2" office:value-type="float" office:value="0.666415777777778" calcext:value-type="float">
            <text:p>0.666415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172111111111" calcext:value-type="float">
            <text:p>0.6701721111</text:p>
          </table:table-cell>
          <table:table-cell table:style-name="ce2" office:value-type="float" office:value="0.666711111111111" calcext:value-type="float">
            <text:p>0.66671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387444444444" calcext:value-type="float">
            <text:p>0.6703874444</text:p>
          </table:table-cell>
          <table:table-cell table:style-name="ce2" office:value-type="float" office:value="0.667039333333333" calcext:value-type="float">
            <text:p>0.66703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634222222222" calcext:value-type="float">
            <text:p>0.6706342222</text:p>
          </table:table-cell>
          <table:table-cell table:style-name="ce2" office:value-type="float" office:value="0.667263777777778" calcext:value-type="float">
            <text:p>0.667263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0976111111111" calcext:value-type="float">
            <text:p>0.6709761111</text:p>
          </table:table-cell>
          <table:table-cell table:style-name="ce2" office:value-type="float" office:value="0.667510222222222" calcext:value-type="float">
            <text:p>0.667510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199555555555" calcext:value-type="float">
            <text:p>0.6711995556</text:p>
          </table:table-cell>
          <table:table-cell table:style-name="ce2" office:value-type="float" office:value="0.667715111111111" calcext:value-type="float">
            <text:p>0.667715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456111111111" calcext:value-type="float">
            <text:p>0.6714561111</text:p>
          </table:table-cell>
          <table:table-cell table:style-name="ce2" office:value-type="float" office:value="0.668082222222222" calcext:value-type="float">
            <text:p>0.668082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701333333333" calcext:value-type="float">
            <text:p>0.6717013333</text:p>
          </table:table-cell>
          <table:table-cell table:style-name="ce2" office:value-type="float" office:value="0.668289666666667" calcext:value-type="float">
            <text:p>0.668289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1838222222222" calcext:value-type="float">
            <text:p>0.6718382222</text:p>
          </table:table-cell>
          <table:table-cell table:style-name="ce2" office:value-type="float" office:value="0.668483111111111" calcext:value-type="float">
            <text:p>0.668483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149777777778" calcext:value-type="float">
            <text:p>0.6721497778</text:p>
          </table:table-cell>
          <table:table-cell table:style-name="ce2" office:value-type="float" office:value="0.668612777777778" calcext:value-type="float">
            <text:p>0.66861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397111111111" calcext:value-type="float">
            <text:p>0.6723971111</text:p>
          </table:table-cell>
          <table:table-cell table:style-name="ce2" office:value-type="float" office:value="0.669011333333333" calcext:value-type="float">
            <text:p>0.669011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619888888889" calcext:value-type="float">
            <text:p>0.6726198889</text:p>
          </table:table-cell>
          <table:table-cell table:style-name="ce2" office:value-type="float" office:value="0.669234333333333" calcext:value-type="float">
            <text:p>0.669234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799111111111" calcext:value-type="float">
            <text:p>0.6727991111</text:p>
          </table:table-cell>
          <table:table-cell table:style-name="ce2" office:value-type="float" office:value="0.669475666666667" calcext:value-type="float">
            <text:p>0.669475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2889222222222" calcext:value-type="float">
            <text:p>0.6728892222</text:p>
          </table:table-cell>
          <table:table-cell table:style-name="ce2" office:value-type="float" office:value="0.669839222222222" calcext:value-type="float">
            <text:p>0.669839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028666666667" calcext:value-type="float">
            <text:p>0.6730286667</text:p>
          </table:table-cell>
          <table:table-cell table:style-name="ce2" office:value-type="float" office:value="0.669904111111111" calcext:value-type="float">
            <text:p>0.669904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283222222222" calcext:value-type="float">
            <text:p>0.6732832222</text:p>
          </table:table-cell>
          <table:table-cell table:style-name="ce2" office:value-type="float" office:value="0.670132888888889" calcext:value-type="float">
            <text:p>0.670132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576" calcext:value-type="float">
            <text:p>0.673576</text:p>
          </table:table-cell>
          <table:table-cell table:style-name="ce2" office:value-type="float" office:value="0.670380888888889" calcext:value-type="float">
            <text:p>0.67038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819888888889" calcext:value-type="float">
            <text:p>0.6738198889</text:p>
          </table:table-cell>
          <table:table-cell table:style-name="ce2" office:value-type="float" office:value="0.670568555555555" calcext:value-type="float">
            <text:p>0.670568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3948111111111" calcext:value-type="float">
            <text:p>0.6739481111</text:p>
          </table:table-cell>
          <table:table-cell table:style-name="ce2" office:value-type="float" office:value="0.670772666666667" calcext:value-type="float">
            <text:p>0.670772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100777777778" calcext:value-type="float">
            <text:p>0.6741007778</text:p>
          </table:table-cell>
          <table:table-cell table:style-name="ce2" office:value-type="float" office:value="0.670873222222222" calcext:value-type="float">
            <text:p>0.670873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228" calcext:value-type="float">
            <text:p>0.674228</text:p>
          </table:table-cell>
          <table:table-cell table:style-name="ce2" office:value-type="float" office:value="0.671140666666667" calcext:value-type="float">
            <text:p>0.671140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365888888889" calcext:value-type="float">
            <text:p>0.6743658889</text:p>
          </table:table-cell>
          <table:table-cell table:style-name="ce2" office:value-type="float" office:value="0.671272777777778" calcext:value-type="float">
            <text:p>0.671272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536555555556" calcext:value-type="float">
            <text:p>0.6745365556</text:p>
          </table:table-cell>
          <table:table-cell table:style-name="ce2" office:value-type="float" office:value="0.671540888888889" calcext:value-type="float">
            <text:p>0.67154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546888888889" calcext:value-type="float">
            <text:p>0.6745468889</text:p>
          </table:table-cell>
          <table:table-cell table:style-name="ce2" office:value-type="float" office:value="0.671686555555556" calcext:value-type="float">
            <text:p>0.671686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641" calcext:value-type="float">
            <text:p>0.674641</text:p>
          </table:table-cell>
          <table:table-cell table:style-name="ce2" office:value-type="float" office:value="0.671886" calcext:value-type="float">
            <text:p>0.67188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671777777778" calcext:value-type="float">
            <text:p>0.6746717778</text:p>
          </table:table-cell>
          <table:table-cell table:style-name="ce2" office:value-type="float" office:value="0.671876777777778" calcext:value-type="float">
            <text:p>0.671876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786444444444" calcext:value-type="float">
            <text:p>0.6747864444</text:p>
          </table:table-cell>
          <table:table-cell table:style-name="ce2" office:value-type="float" office:value="0.672081444444444" calcext:value-type="float">
            <text:p>0.672081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4898111111111" calcext:value-type="float">
            <text:p>0.6748981111</text:p>
          </table:table-cell>
          <table:table-cell table:style-name="ce2" office:value-type="float" office:value="0.672362888888889" calcext:value-type="float">
            <text:p>0.672362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021111111111" calcext:value-type="float">
            <text:p>0.6750211111</text:p>
          </table:table-cell>
          <table:table-cell table:style-name="ce2" office:value-type="float" office:value="0.672530333333333" calcext:value-type="float">
            <text:p>0.672530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279333333333" calcext:value-type="float">
            <text:p>0.6752793333</text:p>
          </table:table-cell>
          <table:table-cell table:style-name="ce2" office:value-type="float" office:value="0.672723" calcext:value-type="float">
            <text:p>0.67272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305111111111" calcext:value-type="float">
            <text:p>0.6753051111</text:p>
          </table:table-cell>
          <table:table-cell table:style-name="ce2" office:value-type="float" office:value="0.672921111111111" calcext:value-type="float">
            <text:p>0.67292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373777777778" calcext:value-type="float">
            <text:p>0.6753737778</text:p>
          </table:table-cell>
          <table:table-cell table:style-name="ce2" office:value-type="float" office:value="0.673048" calcext:value-type="float">
            <text:p>0.6730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429" calcext:value-type="float">
            <text:p>0.675429</text:p>
          </table:table-cell>
          <table:table-cell table:style-name="ce2" office:value-type="float" office:value="0.673200888888889" calcext:value-type="float">
            <text:p>0.67320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545" calcext:value-type="float">
            <text:p>0.675545</text:p>
          </table:table-cell>
          <table:table-cell table:style-name="ce2" office:value-type="float" office:value="0.673326555555556" calcext:value-type="float">
            <text:p>0.673326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491444444444" calcext:value-type="float">
            <text:p>0.6754914444</text:p>
          </table:table-cell>
          <table:table-cell table:style-name="ce2" office:value-type="float" office:value="0.673559333333333" calcext:value-type="float">
            <text:p>0.67355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607222222222" calcext:value-type="float">
            <text:p>0.6756072222</text:p>
          </table:table-cell>
          <table:table-cell table:style-name="ce2" office:value-type="float" office:value="0.673745888888889" calcext:value-type="float">
            <text:p>0.673745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5819555555556" calcext:value-type="float">
            <text:p>0.6758195556</text:p>
          </table:table-cell>
          <table:table-cell table:style-name="ce2" office:value-type="float" office:value="0.673827222222222" calcext:value-type="float">
            <text:p>0.673827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006777777778" calcext:value-type="float">
            <text:p>0.6760067778</text:p>
          </table:table-cell>
          <table:table-cell table:style-name="ce2" office:value-type="float" office:value="0.673917444444444" calcext:value-type="float">
            <text:p>0.673917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084777777778" calcext:value-type="float">
            <text:p>0.6760847778</text:p>
          </table:table-cell>
          <table:table-cell table:style-name="ce2" office:value-type="float" office:value="0.674119111111111" calcext:value-type="float">
            <text:p>0.674119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039333333333" calcext:value-type="float">
            <text:p>0.6760393333</text:p>
          </table:table-cell>
          <table:table-cell table:style-name="ce2" office:value-type="float" office:value="0.674259333333333" calcext:value-type="float">
            <text:p>0.67425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226111111111" calcext:value-type="float">
            <text:p>0.6762261111</text:p>
          </table:table-cell>
          <table:table-cell table:style-name="ce2" office:value-type="float" office:value="0.674430222222222" calcext:value-type="float">
            <text:p>0.674430222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316444444444" calcext:value-type="float">
            <text:p>0.6763164444</text:p>
          </table:table-cell>
          <table:table-cell table:style-name="ce2" office:value-type="float" office:value="0.674482555555556" calcext:value-type="float">
            <text:p>0.674482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456333333333" calcext:value-type="float">
            <text:p>0.6764563333</text:p>
          </table:table-cell>
          <table:table-cell table:style-name="ce2" office:value-type="float" office:value="0.674539888888889" calcext:value-type="float">
            <text:p>0.674539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526444444444" calcext:value-type="float">
            <text:p>0.6765264444</text:p>
          </table:table-cell>
          <table:table-cell table:style-name="ce2" office:value-type="float" office:value="0.674615888888889" calcext:value-type="float">
            <text:p>0.674615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457111111111" calcext:value-type="float">
            <text:p>0.6764571111</text:p>
          </table:table-cell>
          <table:table-cell table:style-name="ce2" office:value-type="float" office:value="0.674629333333333" calcext:value-type="float">
            <text:p>0.674629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571888888889" calcext:value-type="float">
            <text:p>0.6765718889</text:p>
          </table:table-cell>
          <table:table-cell table:style-name="ce2" office:value-type="float" office:value="0.674762555555555" calcext:value-type="float">
            <text:p>0.674762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790222222222" calcext:value-type="float">
            <text:p>0.6767902222</text:p>
          </table:table-cell>
          <table:table-cell table:style-name="ce2" office:value-type="float" office:value="0.674993888888889" calcext:value-type="float">
            <text:p>0.674993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6985444444445" calcext:value-type="float">
            <text:p>0.6769854444</text:p>
          </table:table-cell>
          <table:table-cell table:style-name="ce2" office:value-type="float" office:value="0.675212888888889" calcext:value-type="float">
            <text:p>0.675212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042" calcext:value-type="float">
            <text:p>0.677042</text:p>
          </table:table-cell>
          <table:table-cell table:style-name="ce2" office:value-type="float" office:value="0.675168888888889" calcext:value-type="float">
            <text:p>0.675168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084333333333" calcext:value-type="float">
            <text:p>0.6770843333</text:p>
          </table:table-cell>
          <table:table-cell table:style-name="ce2" office:value-type="float" office:value="0.675200333333333" calcext:value-type="float">
            <text:p>0.675200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095555555555" calcext:value-type="float">
            <text:p>0.6770955556</text:p>
          </table:table-cell>
          <table:table-cell table:style-name="ce2" office:value-type="float" office:value="0.675391" calcext:value-type="float">
            <text:p>0.67539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164666666667" calcext:value-type="float">
            <text:p>0.6771646667</text:p>
          </table:table-cell>
          <table:table-cell table:style-name="ce2" office:value-type="float" office:value="0.675367555555556" calcext:value-type="float">
            <text:p>0.675367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229222222222" calcext:value-type="float">
            <text:p>0.6772292222</text:p>
          </table:table-cell>
          <table:table-cell table:style-name="ce2" office:value-type="float" office:value="0.675460777777778" calcext:value-type="float">
            <text:p>0.675460777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163666666667" calcext:value-type="float">
            <text:p>0.6771636667</text:p>
          </table:table-cell>
          <table:table-cell table:style-name="ce2" office:value-type="float" office:value="0.675528888888889" calcext:value-type="float">
            <text:p>0.675528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402" calcext:value-type="float">
            <text:p>0.677402</text:p>
          </table:table-cell>
          <table:table-cell table:style-name="ce2" office:value-type="float" office:value="0.675622555555556" calcext:value-type="float">
            <text:p>0.675622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395666666667" calcext:value-type="float">
            <text:p>0.6773956667</text:p>
          </table:table-cell>
          <table:table-cell table:style-name="ce2" office:value-type="float" office:value="0.675864111111111" calcext:value-type="float">
            <text:p>0.675864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456666666667" calcext:value-type="float">
            <text:p>0.6774566667</text:p>
          </table:table-cell>
          <table:table-cell table:style-name="ce2" office:value-type="float" office:value="0.676122666666667" calcext:value-type="float">
            <text:p>0.676122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581777777778" calcext:value-type="float">
            <text:p>0.6775817778</text:p>
          </table:table-cell>
          <table:table-cell table:style-name="ce2" office:value-type="float" office:value="0.676061333333333" calcext:value-type="float">
            <text:p>0.676061333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663111111111" calcext:value-type="float">
            <text:p>0.6776631111</text:p>
          </table:table-cell>
          <table:table-cell table:style-name="ce2" office:value-type="float" office:value="0.676180888888889" calcext:value-type="float">
            <text:p>0.676180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700666666667" calcext:value-type="float">
            <text:p>0.6777006667</text:p>
          </table:table-cell>
          <table:table-cell table:style-name="ce2" office:value-type="float" office:value="0.676144444444444" calcext:value-type="float">
            <text:p>0.676144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21666666667" calcext:value-type="float">
            <text:p>0.6778216667</text:p>
          </table:table-cell>
          <table:table-cell table:style-name="ce2" office:value-type="float" office:value="0.676231111111111" calcext:value-type="float">
            <text:p>0.676231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705444444444" calcext:value-type="float">
            <text:p>0.6777054444</text:p>
          </table:table-cell>
          <table:table-cell table:style-name="ce2" office:value-type="float" office:value="0.676264444444444" calcext:value-type="float">
            <text:p>0.676264444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21555555556" calcext:value-type="float">
            <text:p>0.6778215556</text:p>
          </table:table-cell>
          <table:table-cell table:style-name="ce2" office:value-type="float" office:value="0.676333666666667" calcext:value-type="float">
            <text:p>0.676333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14222222222" calcext:value-type="float">
            <text:p>0.6778142222</text:p>
          </table:table-cell>
          <table:table-cell table:style-name="ce2" office:value-type="float" office:value="0.676365555555556" calcext:value-type="float">
            <text:p>0.6763655556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882777777778" calcext:value-type="float">
            <text:p>0.6778827778</text:p>
          </table:table-cell>
          <table:table-cell table:style-name="ce2" office:value-type="float" office:value="0.676469" calcext:value-type="float">
            <text:p>0.67646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935444444444" calcext:value-type="float">
            <text:p>0.6779354444</text:p>
          </table:table-cell>
          <table:table-cell table:style-name="ce2" office:value-type="float" office:value="0.676747666666667" calcext:value-type="float">
            <text:p>0.6767476667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7986111111111" calcext:value-type="float">
            <text:p>0.6779861111</text:p>
          </table:table-cell>
          <table:table-cell table:style-name="ce2" office:value-type="float" office:value="0.676785888888889" calcext:value-type="float">
            <text:p>0.6767858889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8003111111111" calcext:value-type="float">
            <text:p>0.6780031111</text:p>
          </table:table-cell>
          <table:table-cell table:style-name="ce2" office:value-type="float" office:value="0.676887111111111" calcext:value-type="float">
            <text:p>0.676887111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" office:value-type="float" office:value="0.678103555555556" calcext:value-type="float">
            <text:p>0.6781035556</text:p>
          </table:table-cell>
          <table:table-cell table:style-name="ce2" office:value-type="float" office:value="0.677028888888889" calcext:value-type="float">
            <text:p>0.6770288889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2T15:45:01.22049894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60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I3:Sheet1.I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18cm" svg:y="3.952cm" style:legend-expansion="high" chart:style-name="ch2"/>
        <chart:plot-area chart:style-name="ch3" table:cell-range-address="Sheet1.A2:Sheet1.B101" chart:data-source-has-labels="row" svg:x="0.32cm" svg:y="0.18cm" svg:width="13.54cm" svg:height="8.64cm">
          <chartooo:coordinate-region svg:x="1.127cm" svg:y="0.38cm" svg:width="12.733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3:Sheet1.A101" chart:label-cell-address="Sheet1.A2:Sheet1.A2" chart:class="chart:line">
            <chart:data-point chart:repeated="99"/>
          </chart:series>
          <chart:series chart:style-name="ch7" chart:values-cell-range-address="Sheet1.B3:Sheet1.B101" chart:label-cell-address="Sheet1.B2:Sheet1.B2" chart:class="chart:line"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Sheet1.A2:Sheet1.A2</svg:desc>
                </draw:g>
              </table:table-cell>
              <table:table-cell office:value-type="string">
                <text:p>My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2.255594777778">
                <text:p>192.255594777778</text:p>
                <draw:g>
                  <svg:desc>Sheet1.A3:Sheet1.A101</svg:desc>
                </draw:g>
              </table:table-cell>
              <table:table-cell office:value-type="float" office:value="189.204919666667">
                <text:p>189.204919666667</text:p>
                <draw:g>
                  <svg:desc>Sheet1.B3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9.677930333333">
                <text:p>229.677930333333</text:p>
              </table:table-cell>
              <table:table-cell office:value-type="float" office:value="236.228604444444">
                <text:p>236.22860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7.254533888889">
                <text:p>267.254533888889</text:p>
              </table:table-cell>
              <table:table-cell office:value-type="float" office:value="251.847148666667">
                <text:p>251.847148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3.923338777778">
                <text:p>273.923338777778</text:p>
              </table:table-cell>
              <table:table-cell office:value-type="float" office:value="288.431826444444">
                <text:p>288.431826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.572214666667">
                <text:p>287.572214666667</text:p>
              </table:table-cell>
              <table:table-cell office:value-type="float" office:value="296.182028444444">
                <text:p>296.182028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4.138091222222">
                <text:p>304.138091222222</text:p>
              </table:table-cell>
              <table:table-cell office:value-type="float" office:value="319.519299888889">
                <text:p>319.519299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.379640777778">
                <text:p>310.379640777778</text:p>
              </table:table-cell>
              <table:table-cell office:value-type="float" office:value="336.122560888889">
                <text:p>336.122560888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.793022">
                <text:p>313.793022</text:p>
              </table:table-cell>
              <table:table-cell office:value-type="float" office:value="340.560896333333">
                <text:p>340.560896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.389313888889">
                <text:p>325.389313888889</text:p>
              </table:table-cell>
              <table:table-cell office:value-type="float" office:value="344.330267111111">
                <text:p>344.330267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.528952777778">
                <text:p>331.528952777778</text:p>
              </table:table-cell>
              <table:table-cell office:value-type="float" office:value="347.018711">
                <text:p>347.0187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8.608749222222">
                <text:p>338.608749222222</text:p>
              </table:table-cell>
              <table:table-cell office:value-type="float" office:value="351.190887555556">
                <text:p>351.190887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.250616555556">
                <text:p>346.250616555556</text:p>
              </table:table-cell>
              <table:table-cell office:value-type="float" office:value="352.617527222222">
                <text:p>352.617527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.173018666667">
                <text:p>348.173018666667</text:p>
              </table:table-cell>
              <table:table-cell office:value-type="float" office:value="353.919627666667">
                <text:p>353.919627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0.275326444444">
                <text:p>350.275326444444</text:p>
              </table:table-cell>
              <table:table-cell office:value-type="float" office:value="354.606244">
                <text:p>354.6062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2.293937222222">
                <text:p>352.293937222222</text:p>
              </table:table-cell>
              <table:table-cell office:value-type="float" office:value="355.327838888889">
                <text:p>355.32783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3.250829444444">
                <text:p>353.250829444444</text:p>
              </table:table-cell>
              <table:table-cell office:value-type="float" office:value="356.245305888889">
                <text:p>356.2453058888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3.679288777778">
                <text:p>353.679288777778</text:p>
              </table:table-cell>
              <table:table-cell office:value-type="float" office:value="356.625630555556">
                <text:p>356.625630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.351761888889">
                <text:p>354.351761888889</text:p>
              </table:table-cell>
              <table:table-cell office:value-type="float" office:value="356.718929">
                <text:p>356.718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4.800105">
                <text:p>354.800105</text:p>
              </table:table-cell>
              <table:table-cell office:value-type="float" office:value="356.780163888889">
                <text:p>356.780163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6.320260666667">
                <text:p>356.320260666667</text:p>
              </table:table-cell>
              <table:table-cell office:value-type="float" office:value="357.224122333333">
                <text:p>357.224122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6.504707333333">
                <text:p>356.504707333333</text:p>
              </table:table-cell>
              <table:table-cell office:value-type="float" office:value="357.281586888889">
                <text:p>357.281586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7.071740444444">
                <text:p>357.071740444444</text:p>
              </table:table-cell>
              <table:table-cell office:value-type="float" office:value="357.562627333333">
                <text:p>357.562627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7.208587555556">
                <text:p>357.208587555556</text:p>
              </table:table-cell>
              <table:table-cell office:value-type="float" office:value="357.628353777778">
                <text:p>357.628353777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7.282709555556">
                <text:p>357.282709555556</text:p>
              </table:table-cell>
              <table:table-cell office:value-type="float" office:value="357.904365111111">
                <text:p>357.9043651111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7.352879777778">
                <text:p>357.352879777778</text:p>
              </table:table-cell>
              <table:table-cell office:value-type="float" office:value="357.937328">
                <text:p>357.9373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.410833777778">
                <text:p>357.410833777778</text:p>
              </table:table-cell>
              <table:table-cell office:value-type="float" office:value="357.996519222222">
                <text:p>357.996519222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57.468532444444">
                <text:p>357.468532444444</text:p>
              </table:table-cell>
              <table:table-cell office:value-type="float" office:value="358.016871444444">
                <text:p>358.016871444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7.637169666667">
                <text:p>357.637169666667</text:p>
              </table:table-cell>
              <table:table-cell office:value-type="float" office:value="358.146477">
                <text:p>358.1464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57.807684">
                <text:p>357.807684</text:p>
              </table:table-cell>
              <table:table-cell office:value-type="float" office:value="358.173183111111">
                <text:p>358.173183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7.853425666667">
                <text:p>357.853425666667</text:p>
              </table:table-cell>
              <table:table-cell office:value-type="float" office:value="358.190177222222">
                <text:p>358.1901772222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7.890807333333">
                <text:p>357.890807333333</text:p>
              </table:table-cell>
              <table:table-cell office:value-type="float" office:value="358.349918666667">
                <text:p>358.349918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7.927955">
                <text:p>357.927955</text:p>
              </table:table-cell>
              <table:table-cell office:value-type="float" office:value="358.444841222222">
                <text:p>358.444841222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8.288012555556">
                <text:p>358.288012555556</text:p>
              </table:table-cell>
              <table:table-cell office:value-type="float" office:value="358.471628777778">
                <text:p>358.471628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8.317063666667">
                <text:p>358.317063666667</text:p>
              </table:table-cell>
              <table:table-cell office:value-type="float" office:value="358.484503666667">
                <text:p>358.484503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8.340441666667">
                <text:p>358.340441666667</text:p>
              </table:table-cell>
              <table:table-cell office:value-type="float" office:value="358.494129333333">
                <text:p>358.494129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8.402838888889">
                <text:p>358.402838888889</text:p>
              </table:table-cell>
              <table:table-cell office:value-type="float" office:value="358.50915">
                <text:p>358.509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8.434968555556">
                <text:p>358.434968555556</text:p>
              </table:table-cell>
              <table:table-cell office:value-type="float" office:value="358.552708777778">
                <text:p>358.5527087777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58.457426444444">
                <text:p>358.457426444444</text:p>
              </table:table-cell>
              <table:table-cell office:value-type="float" office:value="358.620015">
                <text:p>358.62001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58.487095111111">
                <text:p>358.487095111111</text:p>
              </table:table-cell>
              <table:table-cell office:value-type="float" office:value="358.680416111111">
                <text:p>358.680416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58.608489222222">
                <text:p>358.608489222222</text:p>
              </table:table-cell>
              <table:table-cell office:value-type="float" office:value="358.681167">
                <text:p>358.6811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8.622314555556">
                <text:p>358.622314555556</text:p>
              </table:table-cell>
              <table:table-cell office:value-type="float" office:value="358.689541777778">
                <text:p>358.689541777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8.666485888889">
                <text:p>358.666485888889</text:p>
              </table:table-cell>
              <table:table-cell office:value-type="float" office:value="358.701249">
                <text:p>358.701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58.690872444444">
                <text:p>358.690872444444</text:p>
              </table:table-cell>
              <table:table-cell office:value-type="float" office:value="358.839313444444">
                <text:p>358.8393134444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8.941986222222">
                <text:p>358.941986222222</text:p>
              </table:table-cell>
              <table:table-cell office:value-type="float" office:value="358.841760444444">
                <text:p>358.8417604444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58.979628444444">
                <text:p>358.979628444444</text:p>
              </table:table-cell>
              <table:table-cell office:value-type="float" office:value="358.844534666667">
                <text:p>358.844534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8.993438777778">
                <text:p>358.993438777778</text:p>
              </table:table-cell>
              <table:table-cell office:value-type="float" office:value="358.891363444444">
                <text:p>358.89136344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9.010483555556">
                <text:p>359.010483555556</text:p>
              </table:table-cell>
              <table:table-cell office:value-type="float" office:value="358.981266111111">
                <text:p>358.9812661111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9.023102222222">
                <text:p>359.023102222222</text:p>
              </table:table-cell>
              <table:table-cell office:value-type="float" office:value="358.987096111111">
                <text:p>358.987096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9.045326333333">
                <text:p>359.045326333333</text:p>
              </table:table-cell>
              <table:table-cell office:value-type="float" office:value="359.017897333333">
                <text:p>359.017897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59.065407222222">
                <text:p>359.065407222222</text:p>
              </table:table-cell>
              <table:table-cell office:value-type="float" office:value="359.148275111111">
                <text:p>359.1482751111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9.078966">
                <text:p>359.078966</text:p>
              </table:table-cell>
              <table:table-cell office:value-type="float" office:value="359.160243222222">
                <text:p>359.1602432222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9.089076888889">
                <text:p>359.089076888889</text:p>
              </table:table-cell>
              <table:table-cell office:value-type="float" office:value="359.163570777778">
                <text:p>359.1635707777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59.130266777778">
                <text:p>359.130266777778</text:p>
              </table:table-cell>
              <table:table-cell office:value-type="float" office:value="359.164673444444">
                <text:p>359.1646734444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59.136058333333">
                <text:p>359.136058333333</text:p>
              </table:table-cell>
              <table:table-cell office:value-type="float" office:value="359.169464333333">
                <text:p>359.169464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9.157670444444">
                <text:p>359.157670444444</text:p>
              </table:table-cell>
              <table:table-cell office:value-type="float" office:value="359.172572555555">
                <text:p>359.172572555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59.196188333333">
                <text:p>359.196188333333</text:p>
              </table:table-cell>
              <table:table-cell office:value-type="float" office:value="359.186945555556">
                <text:p>359.1869455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59.200217777778">
                <text:p>359.200217777778</text:p>
              </table:table-cell>
              <table:table-cell office:value-type="float" office:value="359.188903888889">
                <text:p>359.1889038888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59.206487777778">
                <text:p>359.206487777778</text:p>
              </table:table-cell>
              <table:table-cell office:value-type="float" office:value="359.189254555555">
                <text:p>359.1892545555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9.211897555556">
                <text:p>359.211897555556</text:p>
              </table:table-cell>
              <table:table-cell office:value-type="float" office:value="359.191781666667">
                <text:p>359.191781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9.263373">
                <text:p>359.263373</text:p>
              </table:table-cell>
              <table:table-cell office:value-type="float" office:value="359.256272111111">
                <text:p>359.2562721111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9.267463777778">
                <text:p>359.267463777778</text:p>
              </table:table-cell>
              <table:table-cell office:value-type="float" office:value="359.255486666667">
                <text:p>359.25548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9.269612111111">
                <text:p>359.269612111111</text:p>
              </table:table-cell>
              <table:table-cell office:value-type="float" office:value="359.312142555556">
                <text:p>359.3121425555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59.436793333333">
                <text:p>359.436793333333</text:p>
              </table:table-cell>
              <table:table-cell office:value-type="float" office:value="359.311816">
                <text:p>359.3118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59.447594444444">
                <text:p>359.447594444444</text:p>
              </table:table-cell>
              <table:table-cell office:value-type="float" office:value="359.314932111111">
                <text:p>359.3149321111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9.476175222222">
                <text:p>359.476175222222</text:p>
              </table:table-cell>
              <table:table-cell office:value-type="float" office:value="359.410980222222">
                <text:p>359.4109802222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59.476830444444">
                <text:p>359.476830444444</text:p>
              </table:table-cell>
              <table:table-cell office:value-type="float" office:value="359.446365222222">
                <text:p>359.4463652222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9.484383444444">
                <text:p>359.484383444444</text:p>
              </table:table-cell>
              <table:table-cell office:value-type="float" office:value="359.447237888889">
                <text:p>359.447237888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.486192555556">
                <text:p>359.486192555556</text:p>
              </table:table-cell>
              <table:table-cell office:value-type="float" office:value="359.448845666667">
                <text:p>359.448845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9.489614222222">
                <text:p>359.489614222222</text:p>
              </table:table-cell>
              <table:table-cell office:value-type="float" office:value="359.477336111111">
                <text:p>359.477336111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9.489521888889">
                <text:p>359.489521888889</text:p>
              </table:table-cell>
              <table:table-cell office:value-type="float" office:value="359.484345666667">
                <text:p>359.484345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.491859888889">
                <text:p>359.491859888889</text:p>
              </table:table-cell>
              <table:table-cell office:value-type="float" office:value="359.486635">
                <text:p>359.4866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.499623333333">
                <text:p>359.499623333333</text:p>
              </table:table-cell>
              <table:table-cell office:value-type="float" office:value="359.481765666667">
                <text:p>359.481765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9.500224333333">
                <text:p>359.500224333333</text:p>
              </table:table-cell>
              <table:table-cell office:value-type="float" office:value="359.494829222222">
                <text:p>359.494829222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9.498408">
                <text:p>359.498408</text:p>
              </table:table-cell>
              <table:table-cell office:value-type="float" office:value="359.500174333333">
                <text:p>359.500174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9.503618111111">
                <text:p>359.503618111111</text:p>
              </table:table-cell>
              <table:table-cell office:value-type="float" office:value="359.503495777778">
                <text:p>359.503495777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9.504761555556">
                <text:p>359.504761555556</text:p>
              </table:table-cell>
              <table:table-cell office:value-type="float" office:value="359.501345222222">
                <text:p>359.501345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9.508717333333">
                <text:p>359.508717333333</text:p>
              </table:table-cell>
              <table:table-cell office:value-type="float" office:value="359.599562">
                <text:p>359.5995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9.509027888889">
                <text:p>359.509027888889</text:p>
              </table:table-cell>
              <table:table-cell office:value-type="float" office:value="359.598488777778">
                <text:p>359.5984887777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9.508576777778">
                <text:p>359.508576777778</text:p>
              </table:table-cell>
              <table:table-cell office:value-type="float" office:value="359.598097333333">
                <text:p>359.598097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512602111111">
                <text:p>359.512602111111</text:p>
              </table:table-cell>
              <table:table-cell office:value-type="float" office:value="359.602808222222">
                <text:p>359.6028082222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513238222222">
                <text:p>359.513238222222</text:p>
              </table:table-cell>
              <table:table-cell office:value-type="float" office:value="359.615693111111">
                <text:p>359.615693111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59.518218333333">
                <text:p>359.518218333333</text:p>
              </table:table-cell>
              <table:table-cell office:value-type="float" office:value="359.616496">
                <text:p>359.616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9.519515555556">
                <text:p>359.519515555556</text:p>
              </table:table-cell>
              <table:table-cell office:value-type="float" office:value="359.616790333333">
                <text:p>359.616790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9.520916">
                <text:p>359.520916</text:p>
              </table:table-cell>
              <table:table-cell office:value-type="float" office:value="359.619013222222">
                <text:p>359.6190132222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.525115666667">
                <text:p>359.525115666667</text:p>
              </table:table-cell>
              <table:table-cell office:value-type="float" office:value="359.619421888889">
                <text:p>359.6194218888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9.526338333333">
                <text:p>359.526338333333</text:p>
              </table:table-cell>
              <table:table-cell office:value-type="float" office:value="359.621015222222">
                <text:p>359.6210152222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59.537451222222">
                <text:p>359.537451222222</text:p>
              </table:table-cell>
              <table:table-cell office:value-type="float" office:value="359.624003555556">
                <text:p>359.6240035555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9.541025555556">
                <text:p>359.541025555556</text:p>
              </table:table-cell>
              <table:table-cell office:value-type="float" office:value="359.622425888889">
                <text:p>359.6224258888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9.545846555555">
                <text:p>359.545846555555</text:p>
              </table:table-cell>
              <table:table-cell office:value-type="float" office:value="359.643256111111">
                <text:p>359.64325611111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9.548138888889">
                <text:p>359.548138888889</text:p>
              </table:table-cell>
              <table:table-cell office:value-type="float" office:value="359.652875555556">
                <text:p>359.652875555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9.547678555556">
                <text:p>359.547678555556</text:p>
              </table:table-cell>
              <table:table-cell office:value-type="float" office:value="359.656951333333">
                <text:p>359.656951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9.547451222222">
                <text:p>359.547451222222</text:p>
              </table:table-cell>
              <table:table-cell office:value-type="float" office:value="359.652162888889">
                <text:p>359.652162888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.584261777778">
                <text:p>359.584261777778</text:p>
              </table:table-cell>
              <table:table-cell office:value-type="float" office:value="359.647140666667">
                <text:p>359.647140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59.589874666667">
                <text:p>359.589874666667</text:p>
              </table:table-cell>
              <table:table-cell office:value-type="float" office:value="359.647933222222">
                <text:p>359.6479332222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9.585013666667">
                <text:p>359.585013666667</text:p>
              </table:table-cell>
              <table:table-cell office:value-type="float" office:value="359.653697666667">
                <text:p>359.653697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9.588792777778">
                <text:p>359.588792777778</text:p>
              </table:table-cell>
              <table:table-cell office:value-type="float" office:value="359.649124">
                <text:p>359.649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.586285111111">
                <text:p>359.586285111111</text:p>
              </table:table-cell>
              <table:table-cell office:value-type="float" office:value="359.649739555556">
                <text:p>359.64973955555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9.586598777778">
                <text:p>359.586598777778</text:p>
              </table:table-cell>
              <table:table-cell office:value-type="float" office:value="359.653914555556">
                <text:p>359.65391455555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.590929111111">
                <text:p>359.590929111111</text:p>
              </table:table-cell>
              <table:table-cell office:value-type="float" office:value="359.655988444444">
                <text:p>359.655988444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